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7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8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8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0592" style:font-style-asian="normal" style:font-style-complex="normal"/>
    </style:style>
    <style:style style:name="P8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bfa6" style:font-style-asian="normal" style:font-style-complex="normal"/>
    </style:style>
    <style:style style:name="P8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9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9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fo:color="#0000ff"/>
    </style:style>
    <style:style style:name="P9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0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7" style:family="paragraph" style:parent-style-name="Text_20_body">
      <style:paragraph-properties fo:text-align="justify" style:justify-single-word="false"/>
    </style:style>
    <style:style style:name="P118" style:family="paragraph" style:parent-style-name="Text_20_body">
      <style:text-properties fo:language="ru" fo:country="RU"/>
    </style:style>
    <style:style style:name="P119" style:family="paragraph" style:parent-style-name="Text_20_body">
      <loext:graphic-properties draw:fill="solid" draw:fill-color="#eeeeee" draw:opacity="100%"/>
      <style:paragraph-properties fo:background-color="#eeeeee"/>
      <style:text-properties fo:language="ru" fo:country="RU"/>
    </style:style>
    <style:style style:name="P12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1" style:family="paragraph" style:parent-style-name="Text_20_body">
      <style:text-properties fo:language="en" fo:country="US"/>
    </style:style>
    <style:style style:name="P122" style:family="paragraph" style:parent-style-name="Text_20_body">
      <loext:graphic-properties draw:fill="solid" draw:fill-color="#eeeeee" draw:opacity="100%"/>
      <style:paragraph-properties fo:background-color="#eeeeee"/>
    </style:style>
    <style:style style:name="P123" style:family="paragraph" style:parent-style-name="First_20_line_20_indent">
      <loext:graphic-properties draw:fill="solid" draw:fill-color="#eeeeee" draw:opacity="100%"/>
      <style:paragraph-properties fo:background-color="#eeeeee"/>
      <style:text-properties fo:language="ru" fo:country="RU"/>
    </style:style>
    <style:style style:name="P12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5" style:family="paragraph" style:parent-style-name="Text_20_body">
      <style:paragraph-properties fo:margin-left="0in" fo:margin-right="0in" fo:text-align="justify"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fo:color="#800000"/>
    </style:style>
    <style:style style:name="P12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3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8" style:family="paragraph" style:parent-style-name="Footnote">
      <style:paragraph-properties fo:margin-left="0in" fo:margin-right="0in" fo:text-indent="0in"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5eb1f" style:font-style-asian="normal" style:font-style-complex="normal"/>
    </style:style>
    <style:style style:name="P15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61d3c" style:font-style-asian="normal" style:font-style-complex="normal"/>
    </style:style>
    <style:style style:name="P15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793eb" style:font-style-asian="normal" style:font-style-complex="normal"/>
    </style:style>
    <style:style style:name="P15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01742" style:font-style-asian="normal" style:font-style-complex="normal"/>
    </style:style>
    <style:style style:name="P15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62cf4" style:font-style-asian="normal" style:font-style-complex="normal"/>
    </style:style>
    <style:style style:name="P16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aaa5f1" style:font-style-asian="normal" style:font-style-complex="normal"/>
    </style:style>
    <style:style style:name="P16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b01742" style:font-style-asian="normal" style:font-style-complex="normal"/>
    </style:style>
    <style:style style:name="P16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6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7" style:family="paragraph" style:parent-style-name="Heading_20_2">
      <style:text-properties fo:language="en" fo:country="US"/>
    </style:style>
    <style:style style:name="P168" style:family="paragraph" style:parent-style-name="Heading_20_2">
      <style:text-properties fo:language="ru" fo:country="RU"/>
    </style:style>
    <style:style style:name="P169" style:family="paragraph" style:parent-style-name="Heading_20_2">
      <loext:graphic-properties draw:fill="solid" draw:fill-color="#eeeeee" draw:opacity="100%"/>
      <style:paragraph-properties fo:background-color="#eeeeee"/>
      <style:text-properties fo:language="ru" fo:country="RU"/>
    </style:style>
    <style:style style:name="P170" style:family="paragraph" style:parent-style-name="Heading_20_2">
      <loext:graphic-properties draw:fill="solid" draw:fill-color="#eeeeee" draw:opacity="100%"/>
      <style:paragraph-properties fo:background-color="#eeeeee"/>
    </style:style>
    <style:style style:name="P171"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2" style:family="paragraph" style:parent-style-name="Heading_20_1">
      <loext:graphic-properties draw:fill="solid" draw:fill-color="#eeeeee" draw:opacity="100%"/>
      <style:paragraph-properties fo:background-color="#eeeeee"/>
    </style:style>
    <style:style style:name="P173" style:family="paragraph" style:parent-style-name="Heading_20_1">
      <style:paragraph-properties fo:margin-left="0in" fo:margin-right="0in" fo:text-align="center" style:justify-single-word="false" fo:text-indent="0.1965in" style:auto-text-indent="false"/>
    </style:style>
    <style:style style:name="P17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normal" officeooo:rsid="00288a3c"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1dcd84"/>
    </style:style>
    <style:style style:name="T20" style:family="text">
      <style:text-properties fo:language="en" fo:country="US" officeooo:rsid="001f2d73"/>
    </style:style>
    <style:style style:name="T21" style:family="text">
      <style:text-properties fo:language="en" fo:country="US" officeooo:rsid="003ef802"/>
    </style:style>
    <style:style style:name="T22" style:family="text">
      <style:text-properties fo:language="en" fo:country="US" officeooo:rsid="00510a56"/>
    </style:style>
    <style:style style:name="T23" style:family="text">
      <style:text-properties fo:language="en" fo:country="US" officeooo:rsid="005a81a4"/>
    </style:style>
    <style:style style:name="T24" style:family="text">
      <style:text-properties fo:language="en" fo:country="US" officeooo:rsid="009e607e"/>
    </style:style>
    <style:style style:name="T25" style:family="text">
      <style:text-properties fo:language="en" fo:country="US" officeooo:rsid="009fe719"/>
    </style:style>
    <style:style style:name="T26" style:family="text">
      <style:text-properties fo:language="en" fo:country="US" officeooo:rsid="00b01742"/>
    </style:style>
    <style:style style:name="T27" style:family="text">
      <style:text-properties fo:language="en" fo:country="US" officeooo:rsid="00b17317"/>
    </style:style>
    <style:style style:name="T28" style:family="text">
      <style:text-properties fo:color="#ff3333"/>
    </style:style>
    <style:style style:name="T29" style:family="text">
      <style:text-properties fo:color="#ff3333" fo:language="ru" fo:country="RU"/>
    </style:style>
    <style:style style:name="T30" style:family="text">
      <style:text-properties fo:color="#ff3333" fo:language="ru" fo:country="RU" fo:font-style="normal" style:font-style-asian="normal" style:font-style-complex="normal"/>
    </style:style>
    <style:style style:name="T31" style:family="text">
      <style:text-properties fo:color="#ff3333" fo:font-style="normal" style:font-style-asian="normal" style:font-style-complex="normal"/>
    </style:style>
    <style:style style:name="T32" style:family="text">
      <style:text-properties fo:font-style="italic" style:font-style-asian="italic" style:font-style-complex="italic"/>
    </style:style>
    <style:style style:name="T33" style:family="text">
      <style:text-properties fo:color="#6666ff" fo:language="ru" fo:country="RU"/>
    </style:style>
    <style:style style:name="T34" style:family="text">
      <style:text-properties fo:color="#800000"/>
    </style:style>
    <style:style style:name="T35" style:family="text">
      <style:text-properties fo:color="#800000" fo:language="ru" fo:country="RU"/>
    </style:style>
    <style:style style:name="T36" style:family="text">
      <style:text-properties fo:color="#800000" fo:language="ru" fo:country="RU" fo:font-style="normal" style:font-style-asian="normal" style:font-style-complex="normal"/>
    </style:style>
    <style:style style:name="T37" style:family="text">
      <style:text-properties fo:color="#800000" fo:language="en" fo:country="US"/>
    </style:style>
    <style:style style:name="T38" style:family="text">
      <style:text-properties fo:color="#800000" fo:language="en" fo:country="US" fo:font-style="normal" style:font-style-asian="normal" style:font-style-complex="normal"/>
    </style:style>
    <style:style style:name="T39" style:family="text">
      <style:text-properties fo:color="#800000" fo:language="en" fo:country="US" officeooo:rsid="005a81a4"/>
    </style:style>
    <style:style style:name="T40" style:family="text">
      <style:text-properties fo:color="#800000" fo:font-style="normal" style:font-style-asian="normal" style:font-style-complex="normal"/>
    </style:style>
    <style:style style:name="T41" style:family="text">
      <style:text-properties fo:color="#800000" officeooo:rsid="0058c799"/>
    </style:style>
    <style:style style:name="T42" style:family="text">
      <style:text-properties fo:color="#ff6600"/>
    </style:style>
    <style:style style:name="T43" style:family="text">
      <style:text-properties fo:color="#ff6600" fo:language="ru" fo:country="RU"/>
    </style:style>
    <style:style style:name="T44" style:family="text">
      <style:text-properties fo:font-weight="bold" style:font-weight-asian="bold" style:font-weight-complex="bold"/>
    </style:style>
    <style:style style:name="T45" style:family="text">
      <style:text-properties style:use-window-font-color="true"/>
    </style:style>
    <style:style style:name="T46" style:family="text">
      <style:text-properties style:use-window-font-color="true" fo:language="ru" fo:country="RU"/>
    </style:style>
    <style:style style:name="T47" style:family="text">
      <style:text-properties style:use-window-font-color="true" fo:language="ru" fo:country="RU" fo:font-style="normal" style:font-style-asian="normal" style:font-style-complex="normal"/>
    </style:style>
    <style:style style:name="T48" style:family="text">
      <style:text-properties style:use-window-font-color="true" fo:language="ru" fo:country="RU" fo:font-style="normal" fo:font-weight="normal" style:font-style-asian="normal" style:font-weight-asian="normal" style:font-style-complex="normal" style:font-weight-complex="normal"/>
    </style:style>
    <style:style style:name="T49" style:family="text">
      <style:text-properties style:use-window-font-color="true" fo:language="ru" fo:country="RU" fo:font-style="italic" style:font-style-asian="italic" style:font-style-complex="italic"/>
    </style:style>
    <style:style style:name="T50" style:family="text">
      <style:text-properties style:use-window-font-color="true" fo:language="en" fo:country="US"/>
    </style:style>
    <style:style style:name="T51" style:family="text">
      <style:text-properties style:use-window-font-color="true" fo:language="en" fo:country="US" fo:font-style="normal" style:font-style-asian="normal" style:font-style-complex="normal"/>
    </style:style>
    <style:style style:name="T52" style:family="text">
      <style:text-properties style:use-window-font-color="true" fo:language="en" fo:country="US" fo:font-style="normal" officeooo:rsid="0052d633" style:font-style-asian="normal" style:font-style-complex="normal"/>
    </style:style>
    <style:style style:name="T53" style:family="text">
      <style:text-properties style:use-window-font-color="true" fo:language="en" fo:country="US" fo:font-style="normal" fo:background-color="transparent" loext:char-shading-value="0" style:font-style-asian="normal" style:font-style-complex="normal"/>
    </style:style>
    <style:style style:name="T54" style:family="text">
      <style:text-properties style:use-window-font-color="true" fo:font-style="normal" style:font-style-asian="normal" style:font-style-complex="normal"/>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3333ff"/>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loext:char-shading-value="0" style:font-style-asian="normal" style:font-style-complex="normal"/>
    </style:style>
    <style:style style:name="T64" style:family="text">
      <style:text-properties fo:background-color="#ffff00" loext:char-shading-value="0"/>
    </style:style>
    <style:style style:name="T65" style:family="text">
      <style:text-properties officeooo:rsid="000ffcc2"/>
    </style:style>
    <style:style style:name="T66" style:family="text">
      <style:text-properties officeooo:rsid="00193ff2"/>
    </style:style>
    <style:style style:name="T67" style:family="text">
      <style:text-properties officeooo:rsid="001ace8b"/>
    </style:style>
    <style:style style:name="T68" style:family="text">
      <style:text-properties officeooo:rsid="001c660b"/>
    </style:style>
    <style:style style:name="T69" style:family="text">
      <style:text-properties officeooo:rsid="001dcd84"/>
    </style:style>
    <style:style style:name="T70" style:family="text">
      <style:text-properties officeooo:rsid="001f2d73"/>
    </style:style>
    <style:style style:name="T71" style:family="text">
      <style:text-properties officeooo:rsid="002200a6"/>
    </style:style>
    <style:style style:name="T72" style:family="text">
      <style:text-properties officeooo:rsid="00253506"/>
    </style:style>
    <style:style style:name="T73" style:family="text">
      <style:text-properties officeooo:rsid="002597d5"/>
    </style:style>
    <style:style style:name="T74" style:family="text">
      <style:text-properties officeooo:rsid="002f349f"/>
    </style:style>
    <style:style style:name="T75" style:family="text">
      <style:text-properties officeooo:rsid="003396d3"/>
    </style:style>
    <style:style style:name="T76" style:family="text">
      <style:text-properties officeooo:rsid="003800b4"/>
    </style:style>
    <style:style style:name="T77" style:family="text">
      <style:text-properties officeooo:rsid="003ef802"/>
    </style:style>
    <style:style style:name="T78" style:family="text">
      <style:text-properties officeooo:rsid="004a84ac"/>
    </style:style>
    <style:style style:name="T79" style:family="text">
      <style:text-properties officeooo:rsid="004c3ada"/>
    </style:style>
    <style:style style:name="T80" style:family="text">
      <style:text-properties officeooo:rsid="004e0345"/>
    </style:style>
    <style:style style:name="T81" style:family="text">
      <style:text-properties officeooo:rsid="004fa2e2"/>
    </style:style>
    <style:style style:name="T82" style:family="text">
      <style:text-properties officeooo:rsid="00510a56"/>
    </style:style>
    <style:style style:name="T83" style:family="text">
      <style:text-properties officeooo:rsid="0052d633"/>
    </style:style>
    <style:style style:name="T84" style:family="text">
      <style:text-properties officeooo:rsid="00542ec6"/>
    </style:style>
    <style:style style:name="T85" style:family="text">
      <style:text-properties officeooo:rsid="00545f83"/>
    </style:style>
    <style:style style:name="T86" style:family="text">
      <style:text-properties officeooo:rsid="00565b54"/>
    </style:style>
    <style:style style:name="T87" style:family="text">
      <style:text-properties officeooo:rsid="0058c799"/>
    </style:style>
    <style:style style:name="T88" style:family="text">
      <style:text-properties officeooo:rsid="00654127"/>
    </style:style>
    <style:style style:name="T89" style:family="text">
      <style:text-properties officeooo:rsid="0066a303"/>
    </style:style>
    <style:style style:name="T90" style:family="text">
      <style:text-properties officeooo:rsid="0067ea38"/>
    </style:style>
    <style:style style:name="T91" style:family="text">
      <style:text-properties officeooo:rsid="006be717"/>
    </style:style>
    <style:style style:name="T92" style:family="text">
      <style:text-properties officeooo:rsid="006f8a50"/>
    </style:style>
    <style:style style:name="T93" style:family="text">
      <style:text-properties officeooo:rsid="007515e3"/>
    </style:style>
    <style:style style:name="T94" style:family="text">
      <style:text-properties officeooo:rsid="0076f5f2"/>
    </style:style>
    <style:style style:name="T95" style:family="text">
      <style:text-properties officeooo:rsid="00770253"/>
    </style:style>
    <style:style style:name="T96" style:family="text">
      <style:text-properties officeooo:rsid="0082dc6d"/>
    </style:style>
    <style:style style:name="T97" style:family="text">
      <style:text-properties officeooo:rsid="008416d7"/>
    </style:style>
    <style:style style:name="T98" style:family="text">
      <style:text-properties officeooo:rsid="00855954"/>
    </style:style>
    <style:style style:name="T99" style:family="text">
      <style:text-properties officeooo:rsid="008d25d3"/>
    </style:style>
    <style:style style:name="T100" style:family="text">
      <style:text-properties officeooo:rsid="008ef00f"/>
    </style:style>
    <style:style style:name="T101" style:family="text">
      <style:text-properties officeooo:rsid="00982384"/>
    </style:style>
    <style:style style:name="T102" style:family="text">
      <style:text-properties officeooo:rsid="009b7824"/>
    </style:style>
    <style:style style:name="T103" style:family="text">
      <style:text-properties officeooo:rsid="00a00592"/>
    </style:style>
    <style:style style:name="T104" style:family="text">
      <style:text-properties officeooo:rsid="00a0bfa6"/>
    </style:style>
    <style:style style:name="T105" style:family="text">
      <style:text-properties officeooo:rsid="00a5eb1f"/>
    </style:style>
    <style:style style:name="T106" style:family="text">
      <style:text-properties officeooo:rsid="00a61d3c"/>
    </style:style>
    <style:style style:name="T107" style:family="text">
      <style:text-properties officeooo:rsid="00a793eb"/>
    </style:style>
    <style:style style:name="T108" style:family="text">
      <style:text-properties officeooo:rsid="00aaa5f1"/>
    </style:style>
    <style:style style:name="T109" style:family="text">
      <style:text-properties officeooo:rsid="00b01742"/>
    </style:style>
    <style:style style:name="T110" style:family="text">
      <style:text-properties officeooo:rsid="00b46b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077378485182336965"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1683028678209866912" text:style-name="L2">
        <text:list-item>
          <text:p text:style-name="P151">«Великие грифоны прошлого» - из канона (5<text:span text:style-name="T15">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Природа Проклятий» - обмен</text:p>
        </text:list-item>
        <text:list-item>
          <text:p text:style-name="P151">«<text:span text:style-name="T55">Магия для Чайников</text:span>» - обмен</text:p>
        </text:list-item>
        <text:list-item>
          <text:p text:style-name="P151">«Энциклопедия Арканум» - обмен</text:p>
        </text:list-item>
        <text:list-item>
          <text:p text:style-name="P151">«О Гейсах» - обмен</text:p>
        </text:list-item>
        <text:list-item>
          <text:p text:style-name="P151">«<text:span text:style-name="T64">Тайны Тайных Наук</text:span>» - обмен</text:p>
        </text:list-item>
        <text:list-item>
          <text:p text:style-name="P152">«Основы Заклятий» - обмен</text:p>
        </text:list-item>
        <text:list-item>
          <text:p text:style-name="P151"><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2892358408725517174"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7">Искусственный интеллект. Создан Владом и Максом. Разработан для управления корпорациями.</text:p>
      <text:h text:style-name="Heading_20_3" text:outline-level="3">Норф</text:h>
      <text:p text:style-name="P11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5">(2500 ?)</text:span>. Страдает о скуки.</text:p>
      <text:h text:style-name="Heading_20_3" text:outline-level="3">Луна</text:h>
      <text:p text:style-name="P1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5">Единорог. Холост, молод, мечтателен. Живёт в Кантерлоте. В свободное время рисует облака.</text:p>
      <text:h text:style-name="Heading_20_3" text:outline-level="3">Алекс</text:h>
      <text:p text:style-name="P125">Менеджер проектов, над одним из которых (Нексус) работает Макс.</text:p>
      <text:h text:style-name="Heading_20_3" text:outline-level="3">Ростик</text:h>
      <text:p text:style-name="P125">Лидер команды тестировщиков</text:p>
      <text:h text:style-name="Heading_20_3" text:outline-level="3">Стас</text:h>
      <text:p text:style-name="P125">Программист-новичок в команде Макса.</text:p>
      <text:h text:style-name="Heading_20_3" text:outline-level="3"><text:soft-page-break/>Рома</text:h>
      <text:p text:style-name="P125">Программист в команде UI-программистов</text:p>
      <text:h text:style-name="Heading_20_3" text:outline-level="3">Анджела</text:h>
      <text:p text:style-name="P125">Сисадмин. Флиртует с Максом.</text:p>
      <text:p text:style-name="P125"/>
      <text:h text:style-name="Heading_20_2" text:outline-level="2">Положения</text:h>
      <text:p text:style-name="P12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7" text:outline-level="2">1. Терра</text:h>
      <text:p text:style-name="P28">музыка - кондовая электронная, холодная и отчаянная (Electronics “Disappointed”)</text:p>
      <text:p text:style-name="P127">&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34">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5">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5">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3"><text:span text:style-name="T15">&gt;\</text:span>Привет, Нексус. Это Макс.</text:p>
      <text:p text:style-name="P93"><text:span text:style-name="T15">&lt;\</text:span>Привет Макс. <text:span text:style-name="T1">Рад тебя видеть. Где ты отсутствовал три дня?</text:span></text:p>
      <text:p text:style-name="P93"><text:span text:style-name="T15">&gt;\</text:span><text:span text:style-name="T1">Неважно.</text:span><text:span text:style-name="T15">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93"><text:span text:style-name="T15">&gt;\</text:span>Как называется наш проект?</text:p>
      <text:p text:style-name="P93"><text:span text:style-name="T15">&lt;\</text:span>Дайсон.</text:p>
      <text:p text:style-name="P93"><text:span text:style-name="T15">&gt;\</text:span>Сколько тебе лет?</text:p>
      <text:p text:style-name="P93"><text:soft-page-break/><text:span text:style-name="T15">&lt;\</text:span>Два года с начала запуска кластера.</text:p>
      <text:p text:style-name="P93"><text:span text:style-name="T15">&gt;\</text:span>Какой сейчас год?</text:p>
      <text:p text:style-name="P93"><text:span text:style-name="T15">&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93"><text:span text:style-name="T15">&gt;\</text:span>Нексус, отключи память <text:span text:style-name="T1">заданий</text:span> за последнюю неделю.</text:p>
      <text:p text:style-name="P93"><text:span text:style-name="T15">&lt;\</text:span>Выполнено.</text:p>
      <text:p text:style-name="P93"><text:span text:style-name="T1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3"><text:span text:style-name="T15">&lt;\</text:span><text:span text:style-name="T1">Тебя понял. Читаю задачу...</text:span></text:p>
      <text:p text:style-name="P9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4">Ограничени<text:span text:style-name="T1">е 1:</text:span><text:span text:style-name="T15"> </text:span><text:span text:style-name="T1">нельзя</text:span> подать в суд на компанию Б и ждать результатов, так как за время разбирательства компания А обанкротится.</text:p>
      <text:p text:style-name="P94">Ограничени<text:span text:style-name="T1">е 2: решение должно находиться в правовых рамках уголовного и административного кодекса.</text:span></text:p>
      <text:p text:style-name="P94">Задание:<text:span text:style-name="T1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4"><text:span text:style-name="T15">&lt;\</text:span><text:span text:style-name="T1">Выполняю задачу</text:span>...</text:p>
      <text:p text:style-name="P94"><text:span text:style-name="T15">&lt;\</text:span>...</text:p>
      <text:p text:style-name="P94"><text:span text:style-name="T15">&lt;\</text:span>Решение:</text:p>
      <text:p text:style-name="P94"><text:span text:style-name="T1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4"><text:span text:style-name="T1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5">: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93"><text:span text:style-name="T15">&gt;</text:span>\Нексус, почему ты используешь жёсткие настройки <text:span text:style-name="T1">для решения задачи</text:span>?</text:p>
      <text:p text:style-name="P93"><text:span text:style-name="T15">&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15">?</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7"/>
      <text:p text:style-name="P93"><text:span text:style-name="T15">&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44">incompartible interface Analytics v.0.93 beta</text:span>”</text:p>
      <text:p text:style-name="P39">Ага, уже теплее.</text:p>
      <text:p text:style-name="P39"/>
      <text:p text:style-name="P93"><text:span text:style-name="T15">&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5">–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5">.</text:span></text:p>
      <text:p text:style-name="P102">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128">***</text:p>
      <text:p text:style-name="P128"/>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3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5">&lt;</text:span><text:span text:style-name="T35">месяц</text:span><text:span text:style-name="T15">&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39">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2">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96">Музыка быстрая, тревожная, надорваная и печальная (Pet Shop Boys “So Hard” ?)</text:p>
      <text:p text:style-name="P30"/>
      <text:p text:style-name="P12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4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35">Описание получше. Подземелье</text:span><text:span text:style-name="T15">&gt; Воздух вокруг был буквально наэлектризован некой силой. Чувствовалось напряжение огромных </text:span><text:soft-page-break/><text:span text:style-name="T15">масштабов, как если бы стоял внутри трансформаторной будки.</text:span></text:p>
      <text:p text:style-name="P1"><text:span text:style-name="T1">–</text:span> Так это и есть наш <text:span text:style-name="T50">проводник</text:span>??? А?!! Ахахахахахаха!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2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5">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45">верх</text:span>…</text:p>
      <text:p text:style-name="P7">Тут м<text:span text:style-name="T15">еня, </text:span>наконец,<text:span text:style-name="T15"> стошнило. Буквально вывернуло наизнанку: из носа текло, в глазах стояли слёзы. </text:span></text:p>
      <text:p text:style-name="P7"><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87">подобно перегорающей лампочке,</text:span>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4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4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8">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5">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4">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45">,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4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7"><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5">–</text:span> ТЫ!!! ТЫ!..</text:p>
      <text:p text:style-name="P7"><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lt;<text:span text:style-name="T3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1"/>
      <text:h text:style-name="Heading_20_2" text:outline-level="2"><text:span text:style-name="T15">3. </text:span>Кантерлот</text:h>
      <text:p text:style-name="P97">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7793921414787802826"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9"/>
      <text:p text:style-name="P13">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9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9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95">Дискорд исчез. Последний раз драконикуса видели, когда он на своей маленькой и юркой колеснице удалялся в сторону Жеребячьих<text:span text:style-name="T34"> </text:span>гор.</text:p>
      <text:p text:style-name="P9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95">Я потянулся. Хватит на сегодня чтения. Настало время ежедневной прогулки по городу. Тем более, что у меня есть деньги.</text:p>
      <text:p text:style-name="P9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95">Так что даже на ремонт одежды и покупку необходимых в повседневной жизни мелочей у меня финансов не было. До недавнего времени. </text:p>
      <text:p text:style-name="P9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95"><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95"><text:span text:style-name="T15">Как раз на спуске в нижний </text:span><text:span text:style-name="T1">город</text:span><text:span text:style-name="T1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5">.</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5">парящие платформы.</text:span> Но дворцовым бюрократам необязательно ж знать, КАК я их уничтожаю, хе-хе! Некоторые из <text:span text:style-name="T45">платформ </text:span>уничтожаются путём <text:span text:style-name="T1">усиленного</text:span> износа, будучи частью экспериментальных колесниц! “Лорен” я сделал на базе <text:span text:style-name="T4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5">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5">4. </text:span>Библиотека</text:h>
      <text:p text:style-name="P19">&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5">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34">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7"/>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5">За прошедшие дни я уже привык и к магии, и к разумным эквиноподобным и даже </text:span><text:span text:style-name="T1">к вегетарианскому рациону</text:span><text:span text:style-name="T15">.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1"><text:span text:style-name="T16">–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60">Селестия нахмурилась и приняла грозный вид.</text:p>
      <text:p text:style-name="P60"><text:span text:style-name="T15">– </text:span>Не забывай, человек, я — могущественный маг и правитель Эквестрии. Ко мне нужно относиться с должным уважением!</text:p>
      <text:p text:style-name="P60"><text:span text:style-name="T15">– </text:span>А то что? Превратишь в жабу? Сошлёшь на Луну? Убьёшь нахер?</text:p>
      <text:p text:style-name="P60">Аликорница сникла. Уши её опустились.</text:p>
      <text:p text:style-name="P60"><text:span text:style-name="T15">– </text:span>Макс, не надо... Ты же знаешь, я этого не сделаю.</text:p>
      <text:p text:style-name="P60"><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60"><text:span text:style-name="T1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5">.</text:span></text:p>
      <text:p text:style-name="P60"><text:span text:style-name="T15">Аликорница уселась н</text:span>а пол <text:span text:style-name="T15">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60"><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60"><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5">– </text:span>Вот, читай отсюда. <text:span text:style-name="T15">– а</text:span>ликорница подчеркнула абзац копытом.</text:p>
      <text:p text:style-name="P60"><text:soft-page-break/></text:p>
      <text:p text:style-name="P73">***</text:p>
      <text:p text:style-name="P73"/>
      <text:p text:style-name="P8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8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8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87">Но величайшая справедливость юниверсума заключается в том, что не существует безвыходных положений. Всегда есть надежда.</text:p>
      <text:p text:style-name="P8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8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34">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text:span text:style-name="T81">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44">–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68" text:outline-level="2"><text:span text:style-name="T15">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text:soft-page-break/>–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text:soft-page-break/>– Аааа, я его знаю!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73">***</text:p>
      <text:p text:style-name="P60">&lt;<text:span text:style-name="T59">Depeche Mode - Painkiller</text:span>&gt;</text:p>
      <text:p text:style-name="P8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4">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text:soft-page-break/>–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Ишь ты!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67" text:outline-level="2">6. Стыд</text:h>
      <text:p text:style-name="P60"/>
      <text:p text:style-name="P87">~~~ Завтра на семь в библиотеке ~~~</text:p>
      <text:p text:style-name="P87"/>
      <text:p text:style-name="P6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саквояж и сунул его в рюкзак.</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73">***</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60">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4">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7">—</text:span> осень, за осенью <text:span text:style-name="T47">—</text:span> зима. <text:s/>Если пошёл дождь, должно быть мокро, если выпал снег <text:span text:style-name="T4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7">—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text:soft-page-break/>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5">—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0"/>
      <text:p text:style-name="P73">***</text:p>
      <text:p text:style-name="P60"/>
      <text:p text:style-name="P76">– Так ты поручила Твайлайт Спаркл расследование необычных снов жеребят?</text:p>
      <text:p text:style-name="P76">– Да, их и других <text:span text:style-name="T82">подобных</text:span>,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text:span text:style-name="T82">расследование с другим. По всей Эквестрии начали исчезать пони во сне.</text:span><text:span text:style-name="T15"> Они засыпа</text:span><text:span text:style-name="T22">ют</text:span><text:span text:style-name="T15">,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text:soft-page-break/>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5">—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Тия. Если хочешь.</text:p>
      <text:p text:style-name="P60">– Хорошо. До встречи, Тия.</text:p>
      <text:p text:style-name="P60">– До встречи, Макс.</text:p>
      <text:p text:style-name="P60"/>
      <text:h text:style-name="Heading_20_2" text:outline-level="2"><text:span text:style-name="T1">8</text:span>. <text:span text:style-name="T15">40-6</text:span></text:h>
      <text:p text:style-name="P98">Mark Knopfler — Hill Farmers Blues — или на следующую главу (прощание)</text:p>
      <text:p text:style-name="P60"/>
      <text:p text:style-name="P8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4">Истончения </text:span>(быть может, к счастью). Всё, что я могу <text:span text:style-name="T15">— оставить тебе напутствие.</text:span></text:p>
      <text:p text:style-name="P87"><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5">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87"><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87">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87">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87">Удачи!</text:p>
      <text:p text:style-name="P44">…</text:p>
      <text:p text:style-name="P44"/>
      <text:p text:style-name="P60">Тоже мне, философ выискался, Диоген копытный! Вот не люблю, когда всякие "гуру" с глубокомысленным видом порют чушь. Эквестрия <text:span text:style-name="T18">—</text:span> отличная страна, пони <text:span text:style-name="T18">— </text:span><text:span text:style-name="T15">прекрасные создания, порядки тут отличные! Чисто, культурно, вежливо. Дворецкий </text:span><text:span text:style-name="T18">—</text:span><text:span text:style-name="T1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51">— вся архитектура явно </text:span><text:span text:style-name="T47">была </text:span><text:span text:style-name="T51">заточена под крылатых. Таких, для которых приземлиться на балкон в тронном зале или уйти через портик на крыше</text:span><text:span text:style-name="T61"> </text:span><text:span text:style-name="T51">—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7">Каменный пол комнаты был покрыт розовым ковром с длиннейшим ворсом.</text:span><text:span text:style-name="T51"> </text:span><text:span text:style-name="T47">Его центр занимал высокий </text:span><text:span text:style-name="T51">кругл</text:span><text:span text:style-name="T47">ый</text:span><text:span text:style-name="T51"> </text:span><text:span text:style-name="T47">футон</text:span><text:span text:style-name="T51"> </text:span><text:span text:style-name="T47">с</text:span><text:span text:style-name="T51"> велик</text:span><text:span text:style-name="T47">им</text:span><text:span text:style-name="T51"> множество</text:span><text:span text:style-name="T47">м</text:span><text:span text:style-name="T5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60">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5">— корректировка орбиты слишком груба для поддержания благоприятных условий</text:span>.</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text:soft-page-break/>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Но жжё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text:soft-page-break/>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text:soft-page-break/>Тия фыркнула.</text:p>
      <text:p text:style-name="P6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5">–</text:span> А водку у вас принято пить?</text:p>
      <text:p text:style-name="P41"><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60"><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5">– Это ты называешь “дружбой”? – с </text:span>улыбкой хмыкнул<text:span text:style-name="T15"> я. – </text:span>Мне нравится твоё чувство юмора.</text:p>
      <text:p text:style-name="P60">Аликорница нахмурилась.</text:p>
      <text:p text:style-name="P60"><text:span text:style-name="T15">–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60">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44">–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73">***</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text:soft-page-break/>От нечего делать, стал прислушиваться к полушёпоту, витавшему под сводами зала.</text:p>
      <text:p text:style-name="P7">…</text:p>
      <text:p text:style-name="P1"><text:span text:style-name="T51">– </text:span><text:span text:style-name="T47">Говорят, в </text:span><text:span text:style-name="T30">Додж </text:span><text:span text:style-name="T31">Джанкшн</text:span><text:span text:style-name="T47">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51">– </text:span><text:span text:style-name="T54">А из Пинто Крика уже месяц нет новостей...</text:span></text:p>
      <text:p text:style-name="P7"><text:span text:style-name="T51">–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54">– </text:span>“<text:span text:style-name="T1">Что я могу сделать, чтобы вернуть всё назад?</text:span>”</text:p>
      <text:p text:style-name="P15"><text:span text:style-name="T54">– </text:span><text:span text:style-name="T47">Так и сказала?</text:span></text:p>
      <text:p text:style-name="P1"><text:span text:style-name="T51">– </text:span><text:span text:style-name="T47">Да, </text:span><text:span text:style-name="T48">Фэнси</text:span><text:span text:style-name="T4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7">Что бы это значило, Флер?</text:span></text:p>
      <text:p text:style-name="P15"><text:span text:style-name="T54">– </text:span><text:span text:style-name="T47">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0">…</text:p>
      <text:p text:style-name="P9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2">– Куда проваливаться?</text:p>
      <text:p text:style-name="P92">– Они не знают. В тех провалах не видно дна...</text:p>
      <text:p text:style-name="P92">…</text:p>
      <text:p text:style-name="P9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2">– Леди и джентлькольты! Приём окончен! Её Высочество Принцесса Селестия будет рада видеть <text:s/>вас в следующую среду!</text:p>
      <text:p text:style-name="P9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5">–</text:span> Пятьдесят шесть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0">— </text:span><text:span text:style-name="T4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text:span text:style-name="T82">Судя по всему, во сне.</text:span></text:p>
      <text:p text:style-name="P42">– И Норф? О-о-о, нет!</text:p>
      <text:p text:style-name="P42">Селестия в отчаянии села на пол, прижав копыто к виску <text:span text:style-name="T82">и </text:span>опустошенно кача<text:span text:style-name="T82">я</text:span> головой.</text:p>
      <text:p text:style-name="P43">– Я бессильна остановить это. <text:span text:style-name="T82">Раньше</text:span> исчеза<text:span text:style-name="T82">ли</text:span>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28">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text:span text:style-name="T87">способная</text:span> <text:span text:style-name="T87">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80">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41"><text:span text:style-name="T16">&lt;</text:span><text:span text:style-name="T3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6">&gt;</text:span></text:p>
      <text:p text:style-name="P1"><text:span text:style-name="T53">&lt;</text:span><text:span text:style-name="T63">Mark Knopfler - </text:span><text:span text:style-name="T62">Hill Farmer's Blues</text:span><text:span text:style-name="T53">&gt;</text:span></text:p>
      <text:p text:style-name="P57">***</text:p>
      <text:p text:style-name="P44"/>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oft-page-break/>–<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87">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8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87">– Мааам, а со мной связан элементаль?</text:p>
      <text:p text:style-name="P87">– Конечно, Эйприл. В каждом из нас есть её бессмертная искорка.</text:p>
      <text:p text:style-name="P1"><text:span text:style-name="T4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9"><text:span text:style-name="T1">– Конечно, мам! «День горящего очага» </text:span>— <text:span text:style-name="T1">верно?</text:span></text:p>
      <text:p text:style-name="P8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87">Так возникли аликорны.</text:p>
      <text:p text:style-name="P8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8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87">Тут и сказке конец. А теперь, Эйприл, залазь на полку и закрывай глазки.</text:p>
      <text:p text:style-name="P87">– Ну мааам! Раскажи ещё что-нибудь! Про Сомбру!</text:p>
      <text:p text:style-name="P87">–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87">– А почему только тебя? А меня? А дядю-горгулия?</text:p>
      <text:p text:style-name="P87">– <text:s/>Тебя я забрать ему не дам. А в дядю не тыкай копытом, это невежливо! Спи уже, мой маленький!</text:p>
      <text:p text:style-name="P87">– Поцелуй меня на ночь, мам!</text:p>
      <text:p text:style-name="P87"><text:soft-page-break/>– Конечно, мой хороший...</text:p>
      <text:p text:style-name="P87"/>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34">меткоискатели потом устроят во дворе за домом Макса эксперимент по </text:span><text:s/><text:span text:style-name="T34">полёту на реактивном воздушном змее с антиоблачной пушкой — хотят быть погодными пони</text:span>&gt;. А вот...</text:p>
      <text:p text:style-name="P1"><text:soft-page-break/><text:span text:style-name="T51">–</text:span><text:span text:style-name="T47">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text:soft-page-break/>–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2">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text:soft-page-break/>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text:soft-page-break/>марка их <text:span text:style-name="T85">ведущего дизайнера и гранд-портного</text:span>, <text:span text:style-name="T85">Рококо Фрау-Фрау</text:span>. <text:span text:style-name="T85">Его</text:span> заказы расписаны на год вперёд. Будешь в Кантерлоте — передай е<text:span text:style-name="T85">му</text:span>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text:soft-page-break/>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text:span text:style-name="T83">Фолиант с громким стуком хлопнулся на пол.</text:span></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5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52">и исчезновений пони </text:span><text:span text:style-name="T51">уже год. Почту за честь работать </text:span><text:span text:style-name="T47">под твоим руководством</text:span><text:span text:style-name="T51">.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7">l'amore</text:span><text:span text:style-name="T16">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5">преобразователь</text:span> пси-поля! <text:span text:style-name="T65">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text:soft-page-break/>–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73">о</text:span>к. В лапах он держал поднос с варёной кукурузой.</text:p>
      <text:p text:style-name="P44"><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5"><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4"><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0"/>
      <text:p text:style-name="P47">***</text:p>
      <text:p text:style-name="P44"/>
      <text:p text:style-name="P129"><text:tab/><text:span text:style-name="T72">Свеча отбрасывала мягкие тени на </text:span>книжн<text:span text:style-name="T72">ые</text:span> полк<text:span text:style-name="T72">и. Спайк положил обглоданную кочерыжку на горку и принялся облизывать пальцы.</text:span></text:p>
      <text:p text:style-name="P66">– Так. – <text:s/><text:span text:style-name="T72">я ткнул в позицию в длинном списке оснащения. – </text:span>Зачем тебе <text:span text:style-name="T66">преобразователь пси-поля?</text:span></text:p>
      <text:p text:style-name="P62">– Чтобы <text:span text:style-name="T67">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2">– <text:span text:style-name="T67">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5">– <text:span text:style-name="T71">Спайк! Ковыряться когтем в зубах некрасиво! Тем более, при посторонних!</text:span></text:p>
      <text:p text:style-name="P67"><text:bookmark-start text:name="__DdeLink__11609_1907426502"/>– <text:bookmark-end text:name="__DdeLink__11609_1907426502"/><text:span text:style-name="T73">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7">– <text:span text:style-name="T74">СПАЙК!!! Откуда ты взял этот листок?!! – Твайлайт покраснела, как варёный рак и выхватила бумажку у меня из рук.</text:span></text:p>
      <text:p text:style-name="P67">– <text:span text:style-name="T75">У тебя в черновиках, естественно. Ты сама сказала экономить бумагу. – пожал плечами дракончик.</text:span></text:p>
      <text:p text:style-name="P75">Я осторожно взял листок назад, перевернув его обратно.</text:p>
      <text:p text:style-name="P62">– <text:span text:style-name="T67">Электростимулятор гипоталамуса. Драконий. В комплекте с усиленной больничной койкой и набором фиксаторов.</text:span></text:p>
      <text:p text:style-name="P63">– <text:span text:style-name="T68">Это ещё чего??? – удивился Спайк. – я что-то не помню, чтоб ты такое хотела!</text:span></text:p>
      <text:p text:style-name="P68">– <text:span text:style-name="T69">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19">— </text:span><text:span text:style-name="T20">то есть крыльев. И я подумала: а что, если…</text:span></text:p>
      <text:p text:style-name="P64"><text:span text:style-name="T20">– Вот ещё! </text:span><text:span text:style-name="T70">– возмутился дракончик. – Никогда на такое не соглашусь!</text:span></text:p>
      <text:p text:style-name="P64">– <text:span text:style-name="T70">Но ты сам подумай, как было бы здорово обладать крыльями! – мечтательно возразила Твайлайт.</text:span></text:p>
      <text:p text:style-name="P64">– <text:span text:style-name="T70">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69"><text:soft-page-break/>– <text:span text:style-name="T76">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0">– <text:span text:style-name="T77">Ну, достичь удалось не слишком многого. – повесила нос единорожка. – Собственно, сами работы шли только первые два месяца </text:span><text:span text:style-name="T19">— </text:span><text:span text:style-name="T21">потом меня отстранили от исследований.</text:span><text:span text:style-name="T23">&lt;</text:span><text:span text:style-name="T39">Луна является изо сна и запрещает Твайлайт дальнейшие исследования – потом Макс встречается с ней во сне</text:span><text:span text:style-name="T23">&gt;</text:span></text:p>
      <text:p text:style-name="P71">– <text:span text:style-name="T84">Почему?</text:span></text:p>
      <text:p text:style-name="P72">– <text:span text:style-name="T84">Из-за первых результатов. – единорожка насупилась ещё больше. – Они были ужасными.</text:span></text:p>
      <text:p text:style-name="P71"/>
      <text:p text:style-name="P74">***</text:p>
      <text:p text:style-name="P46"/>
      <text:p text:style-name="P52">...Я чрезвычайно горда заданием <text:span text:style-name="T79">принцессы </text:span>Селестии! <text:span text:style-name="T78">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4"><text:span text:style-name="T93">Нетрудно заметить, что о</text:span>бе проблемы объединяет одно: сон. Одни пони видят потусторонние сны, другие исчезают во сне. <text:span text:style-name="T93">Поэтому сон и будет темой моего исследования.</text:span></text:p>
      <text:p text:style-name="P55">Со слов Луны, оболочка реальности истончилась и начала прорываться. <text:span text:style-name="T88">И первой она начала рваться во снах, где она и так тонка.</text:span></text:p>
      <text:p text:style-name="P53">Я перерыла все <text:span text:style-name="T86">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56">В который раз прохаживаясь <text:span text:style-name="T95">в раздумьях</text:span> по королевской библиотеке, в крыле Стар Свирла Бородатого я наткнулась на подсоб<text:span text:style-name="T91">ку</text:span>, где между пыльными бухгалтерскими книгами и позапрошлогодним <text:s/>выпуском “PlayMare” я нашла его! Древнее неоконченное заклинание Индрэ, <text:span text:style-name="T92">одержимого</text:span> единорога! <text:span text:style-name="T94">Заклинания</text:span> не было в библиотечных каталогах и это просто чудо, что я нашла этот листок!</text:p>
      <text:p text:style-name="P89"/>
      <text:p text:style-name="P89">– <text:span text:style-name="T89">Ага, он был закладкой в четвёртом номере «PlayMare», в разделе «Тридцать две позы, которые удивят вашего френдкольта».</text:span></text:p>
      <text:p text:style-name="P90">– <text:span text:style-name="T80">Спайк! Немедленно ложись спать!</text:span></text:p>
      <text:p text:style-name="P91">– <text:span text:style-name="T90">Уже иду. Кукурузу доем только и иду.</text:span></text:p>
      <text:p text:style-name="P91">– <text:span text:style-name="T90">Продолжай, Твайлайт.</text:span></text:p>
      <text:p text:style-name="P78"/>
      <text:p text:style-name="P86">Всё было готово к эксперименту. <text:span text:style-name="T98">До полуночи оставалось полчаса.</text:span> <text:span text:style-name="T96">В центре библиотеки была выложена пятиконечная звезда из матрасов с пуфиком посредине. Я отдавала последние инструкции.</text:span></text:p>
      <text:p text:style-name="P82">– <text:span text:style-name="T97">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span></text:p>
      <text:p text:style-name="P79">– <text:span text:style-name="T99">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span></text:p>
      <text:p text:style-name="P80">– <text:span text:style-name="T100">Потому что я буду дирижировать и направлять твой сон, Пинки. Перестань прыгать по матрасу, </text:span><text:soft-page-break/><text:span text:style-name="T100">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81">– <text:span text:style-name="T101">Так давай сюда весь Понивилль притащим! Это ж будет на 20% круче! Представляю себе видок Биг Мака в теле мисс Черили, гы-гы!</text:span></text:p>
      <text:p text:style-name="P83">– <text:span text:style-name="T102">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text:span text:style-name="T19">— </text:span><text:span text:style-name="T24">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25">Поэтому я созвала всех вас и рассчитываю на вашу помощь.</text:span></text:p>
      <text:p text:style-name="P84">– <text:span text:style-name="T103">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span></text:p>
      <text:p text:style-name="P85">– <text:span text:style-name="T104">Не волнуйся, Флаттершай, для этого я буду бодрствовать и контролировать ход эксперимента. Если что-то пойдёт не так, я немедленно его прерву и разбужу вас.</text:span></text:p>
      <text:p text:style-name="P155">– <text:span text:style-name="T105">Оу, какая </text:span>знаковая встреча <text:span text:style-name="T105">получается</text:span>! <text:span text:style-name="T105">В</text:span>сё совсем как в Древние Времена, когда образовывались Тайные Общества и могущественные маги решали судьбы Эквестрии! <text:span text:style-name="T105">Твайли, золотце, ты очень правильно расставила свечи: </text:span>в ключевых позициях, дающих наиболее причудливые тени! <text:span text:style-name="T105">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span></text:p>
      <text:p text:style-name="P156">– <text:span text:style-name="T106">Скажи уж прямо, поближе к королевскому дворцу, Рэр! Все в курсе твоих интересов, сахарок!</text:span></text:p>
      <text:p text:style-name="P157">– <text:span text:style-name="T107">Эпплджек, я попрошу! Я же никому не говорю, ЧТО ты делаешь с огурцами!</text:span></text:p>
      <text:p text:style-name="P159">– !!!</text:p>
      <text:p text:style-name="P158">– <text:span text:style-name="T108">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text:span text:style-name="T26">. </text:span><text:span text:style-name="T27">Это поможет мне в моей монографии на тему аликорнизации.</text:span></text:p>
      <text:p text:style-name="P161"><text:span text:style-name="T109">Я</text:span> уселась на пуфике, <text:span text:style-name="T109">а п</text:span>одруги заняли места на матрасах…</text:p>
      <text:p text:style-name="P162"/>
      <text:p text:style-name="P162">– <text:span text:style-name="T110">Спайк, будь добр, принеси дневники с описаниями снов. Они на </text:span></text:p>
      <text:p text:style-name="P162"/>
      <text:p text:style-name="P160"/>
      <text:p text:style-name="P77">&lt;<text:span text:style-name="T34">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0"/>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oft-page-break/><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0"/>
      <text:p text:style-name="P50"/>
      <text:p text:style-name="P49">&lt;<text:span text:style-name="T34">–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5">–</text:span> М-м-м. В описании заклинания Свирл упоминал гармонию. Я и подумал, а что, если это кат-то связано с тобой и твоими друзьями?</text:p>
      <text:p text:style-name="P3"><text:span text:style-name="T15">–</text:span> Хм. Ты так думаешь? <text:span text:style-name="T15">–</text:span> Единорожка вытащила с помощью магии засаленый том из угловой полки с знакомым названием: “Основы магического искусства”.</text:p>
      <text:p text:style-name="P3"><text:soft-page-break/><text:span text:style-name="T15">–</text:span> М-м-м… “...на укрепление гармонии нашего континуума...”.</text:p>
      <text:p text:style-name="P3">Твайлайт начала в возбуждении ходить по читальному залу.</text:p>
      <text:p text:style-name="P3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9"/>
      <text:p text:style-name="P49">&gt;</text:p>
      <text:p text:style-name="P48"/>
      <text:p text:style-name="P48"/>
      <text:p text:style-name="P44"/>
      <text:p text:style-name="P87">.<text:span text:style-name="T34">..Макс! Запрошенный тобой </text:span><text:span text:style-name="T37">&lt;</text:span><text:span text:style-name="T34">синхрофазотрон</text:span><text:span text:style-name="T37">&gt; </text:span><text:span text:style-name="T34">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54">&lt;</text:span><text:span text:style-name="T40">Макс помогает починить Эпплджек повозку.</text:span><text:span text:style-name="T54">&gt;</text:span></text:p>
      <text:p text:style-name="P44"/>
      <text:p text:style-name="P121">&lt;<text:span text:style-name="T35">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21"><text:span text:style-name="T35">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43">Ты</text:span><text:span text:style-name="T42"> что! Нельзя любить фаэри! Она похитит твоё сердце и ты будешь искать её до смерти</text:span><text:span text:style-name="T43">)</text:span><text:span text:style-name="T42"> — Пинки </text:span><text:span text:style-name="T43">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21">&lt;<text:span text:style-name="T43">В разговоре с Луной после исчезновения Селестии Макс узнаёт, что она (Селестия) холодна к сексу. </text:span>&gt;</text:p>
      <text:p text:style-name="P6"/>
      <text:p text:style-name="P6">***</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5">–</text:span> Элементы-шмелементы, <text:span text:style-name="T15">–</text:span> проворчал Спайк, выкарабкиваясь из-под Твайлайт, <text:span text:style-name="T15">–</text:span> привет, Макс (мы с ним виделись пару раз в Кантерлоте). Ты как, не ушиблась? <text:span text:style-name="T15">–</text:span> Дракончик повернулся к единорожке <text:span text:style-name="T15">&lt;</text:span><text:span text:style-name="T35">аликорнице?</text:span><text:span text:style-name="T15">&gt;</text:span>.</text:p>
      <text:p text:style-name="P2"><text:soft-page-break/><text:span text:style-name="T15">–</text:span> Да нет, всё в порядке, Спайк. <text:span text:style-name="T1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5">–</text:span> Вообще-то говоря, мне каже<text:span text:style-name="T78">т</text:span>ся, внешняя сила <text:span text:style-name="T1">—</text:span> это я. Я точно произошёл не в Эквестрии и вообще не в этом мире.</text:p>
      <text:p text:style-name="P2"><text:span text:style-name="T15">–</text:span> Да, логично, <text:span text:style-name="T15">–</text:span> сказала в нос Твайлайт. <text:span text:style-name="T15">–</text:span> Могла бы и сама догадаться.</text:p>
      <text:p text:style-name="P2"><text:span text:style-name="T15">–</text:span> Но проблема в том, что я не знаю, ак помочь вам. Может, я какая-то неправильная сила? <text:span text:style-name="T15">–</text:span> Я поправил платок на носу Твайлайт.</text:p>
      <text:p text:style-name="P2"><text:span text:style-name="T15">–</text:span> Заклинания Свирла Бородатого обычно срабатывают без ошибок.</text:p>
      <text:p text:style-name="P2"><text:span text:style-name="T15">–</text:span> Если их правильно вызывают, <text:span text:style-name="T15">–</text:span> пробурчал возвратившийся Спайк, укладываясь в корзинку.</text:p>
      <text:p text:style-name="P2"><text:span text:style-name="T15">–</text:span> Что он имел ввиду?</text:p>
      <text:p text:style-name="P2"><text:span text:style-name="T15">–</text:span> Нууу, - Твайлайт смутилась, <text:span text:style-name="T15">–</text:span> заклинание сработало со второй попытки. В первый раз, с <text:span text:style-name="T4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5">–</text:span> Единорожка опустила голову.</text:p>
      <text:p text:style-name="P2"/>
      <text:p text:style-name="P2"><text:span text:style-name="T15">&lt;</text:span><text:span text:style-name="T34">Селестия проснётся на Терре в облике кибермозга, т.к. в своём мире она на ступень выше пони (а кибермозг на Терре на ступень выше людей)</text:span><text:span text:style-name="T15">&gt;</text:span></text:p>
      <text:p text:style-name="P2"><text:span text:style-name="T15">–</text:span> Да, печально получилось <text:span text:style-name="T15">&lt;</text:span><text:span text:style-name="T35">и всего-то</text:span><text:span text:style-name="T1">?</text:span><text:span text:style-name="T15">&gt;</text:span>. Но вернёмся к заклинанию. Во второй раз вы вызвали его правильно <text:span text:style-name="T1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5">–</text:span> Нет, она мне ничего не говорила. Но, видишь ли, ваше королевство и вы сами описаны в моём мире в детском сериале.</text:p>
      <text:p text:style-name="P2"><text:span text:style-name="T15">–</text:span> Мы? Описаны? <text:span text:style-name="T15">–</text:span> Твайлайт от удивления открыла рот. <text:span text:style-name="T1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5">–</text:span> Вряд ли кто-то из людей побывал здесь до меня. До вас ведь никто не вызывал это заклинание Свирла?</text:p>
      <text:p text:style-name="P2"><text:span text:style-name="T15">–</text:span> Нет. Собрание столь сильных магов запомнилось бы.</text:p>
      <text:p text:style-name="P2"><text:span text:style-name="T1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5">–</text:span> Вам нравятся рассказы про Эквестрию? <text:span text:style-name="T15">–</text:span> Твайлайт улыбнулась.</text:p>
      <text:p text:style-name="P2"><text:soft-page-break/><text:span text:style-name="T1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5">–</text:span> Брони?</text:p>
      <text:p text:style-name="P2"><text:span text:style-name="T1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5">–</text:span> Ого! У нас есть поклонники! Интересно было бы поговорить об этом с твоим другом.</text:p>
      <text:p text:style-name="P2"><text:span text:style-name="T15">–</text:span> Его нет. Он погиб полгода назад.</text:p>
      <text:p text:style-name="P2"><text:span text:style-name="T15">–</text:span> О, мои соболезнования! <text:span text:style-name="T15">–</text:span> Твайлайт подошла ко мне и положила переднюю ногу мне на плечо (когда я сидел, она вполне могла достать до него). <text:span text:style-name="T15">–</text:span> Друзей терять очень тяжко.</text:p>
      <text:p text:style-name="P2"><text:span text:style-name="T1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5">–</text:span> Подумать только! <text:span text:style-name="T1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5">–</text:span> Нууу, я не думаю, что это описан наша Терра. У нас ничего подобного не водится.</text:p>
      <text:p text:style-name="P2"><text:span text:style-name="T15">–</text:span> Да? Ну ладно. В конце-концов, это всего лишь миф. Свирл Бородатый, правда, упоминал о двух случаях встреч с существами, похожими на вас. <text:span text:style-name="T1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5">–</text:span> Печенье испёк Спайк. Он на удивление искусный повар, когда на него находит вдохновение.</text:p>
      <text:p text:style-name="P2"><text:span text:style-name="T1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5">–</text:span> Я помню, ваша магия Элементов Гармонии обладает большой силой.</text:p>
      <text:p text:style-name="P2"><text:span text:style-name="T15">–</text:span> Да. <text:span text:style-name="T15">–</text:span> <text:span text:style-name="T1">к</text:span>ивнула Твайлайт. <text:span text:style-name="T1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5">–</text:span> Для восстановления гармонии, говришь, <text:span text:style-name="T15">–</text:span> я почесал затылок.</text:p>
      <text:p text:style-name="P2"><text:span text:style-name="T15">–</text:span> Ну да, это так. Большие возмущения гармонии можно исправить только с помощью… Ой!..</text:p>
      <text:p text:style-name="P2"><text:span text:style-name="T15">–</text:span> Угу, вот именно. Сейчас имеем “большое возмущение гармонии”.</text:p>
      <text:p text:style-name="P2">Твайлайт прижала копыта к вискам.</text:p>
      <text:p text:style-name="P2"><text:span text:style-name="T15">–</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5">–</text:span> Найтмэр Мун и Дискорд не разорвались и не сгорели.</text:p>
      <text:p text:style-name="P2"><text:span text:style-name="T1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15">&lt;</text:span><text:span text:style-name="T3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5">&gt;</text:span></text:p>
      <text:p text:style-name="P16"/>
      <text:p text:style-name="P2"><text:span text:style-name="T15">–</text:span> Хорошо, у тебя есть какие-то встречные предложения?</text:p>
      <text:p text:style-name="P2">Твайлайт задумчиво прошлась вдоль книжной полки.</text:p>
      <text:p text:style-name="P2"><text:span text:style-name="T1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5">–</text:span> Для духа я слишком материален.</text:p>
      <text:p text:style-name="P2"><text:span text:style-name="T15">–</text:span> Я знаю. Но ничего более подходящего в голову не приходит. Приходи завтра после обеда. Хорошо?</text:p>
      <text:p text:style-name="P2"><text:span text:style-name="T15">–</text:span> Хорошо, Твайлайт. Приду. Спокойной ночи!</text:p>
      <text:p text:style-name="P2"><text:span text:style-name="T15">–</text:span> Спокойной ночи, Макс!</text:p>
      <text:p text:style-name="P2"/>
      <text:h text:style-name="P171" text:outline-level="2"/>
      <text:p text:style-name="P15"/>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35">самолёт в эквестрию проваливается во время </text:span><text:span text:style-name="T3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4">&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61">&lt;<text:span text:style-name="T3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text:soft-page-break/></text:p>
      <text:p text:style-name="P2"><text:span text:style-name="T15">–</text:span> Ты могла бы нести меня телекинезом. Я, после того, как узнал о ваших способностях, удивлялся, почему ты этого не сделала?</text:p>
      <text:p text:style-name="P2"><text:span text:style-name="T15">–</text:span> Шутишь? <text:span text:style-name="T15">–</text:span> Селестия скосила на меня фиалковый глаз, продолжая колдовать с мешочком. <text:span text:style-name="T15">–</text:span> Ты бы потом не захотел бы видеть меня от перенесенного унижения.</text:p>
      <text:p text:style-name="P33"><text:span text:style-name="T15">&lt;Селестия </text:span>хочет любым способом (34) расположить к себе Макса, чтоб получить союзника в борьбе за спасение Эквестрии<text:span text:style-name="T15">&gt;</text:span></text:p>
      <text:p text:style-name="P2"/>
      <text:p text:style-name="P2"><text:span text:style-name="T15">–</text:span> А дальше всё было хуже, намного хуже...</text:p>
      <text:p text:style-name="P2"/>
      <text:p text:style-name="P1"/>
      <text:p text:style-name="P8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8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15">&lt;Луна - </text:span><text:span text:style-name="T3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5">&gt;</text:span></text:p>
      <text:p text:style-name="P16"/>
      <text:h text:style-name="P170" text:outline-level="2">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8">&lt;<text:span text:style-name="T3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5">–</text:span> Тьфу ты, б-бестия! <text:span text:style-name="T15">–</text:span> Мэдтроттер принялся протирать окровавленное лезвие. <text:span text:style-name="T15">–</text:span> Впервые такую тварь встречаю.</text:p>
      <text:p text:style-name="P2"><text:span text:style-name="T15">–</text:span> Не думаю, что она появится ещё. <text:span text:style-name="T15">–</text:span> Калрус вслушивался в лесной шум. Уши его поворачивались по ветру. <text:span text:style-name="T15">–</text:span> Ты её хорошенько угостил. По первому разряду!</text:p>
      <text:p text:style-name="P2"><text:span text:style-name="T15">–</text:span> У нас, в Аппалузе, это называется “салют легионера”, <text:span text:style-name="T15">–</text:span> усмехнулся Хорст. <text:span text:style-name="T15">–</text:span> Мало кто из врагов его переживает.</text:p>
      <text:p text:style-name="P2"><text:span text:style-name="T15">–</text:span> Первым дежуришь ты, Мэдди. Потом я. Калрус <text:span text:style-name="T15">—</text:span> последним, <text:span text:style-name="T15">–</text:span> решил я. <text:span text:style-name="T1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5">–</text:span> Что за чертовщина? <text:span text:style-name="T15">–</text:span> Мэдтроттер трогал копытом лежащую на земле плеть лианы, которая медленно уползала в чащу, сворачиваясь в колючий клубок.</text:p>
      <text:p text:style-name="P2"><text:span text:style-name="T15">–</text:span> Не нравится мне это, <text:span text:style-name="T15">–</text:span> пробормотал Калрус, стряхивая с крыла зелёную плеть, свесившуюся с дерева и попытавшуюся обвить его махательный сустав. <text:span text:style-name="T1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5">–</text:span> Да уж, <text:span text:style-name="T15">–</text:span> Мэдтроттер обнажил алебарду и закрепил её на ноге остриём вверх. <text:span text:style-name="T1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5">–</text:span> Шанту?</text:p>
      <text:p text:style-name="P2"><text:span text:style-name="T15">–</text:span> Ваше Высочество? Мы никогда не встречали такое существо раньше и я…</text:p>
      <text:p text:style-name="P2"><text:span text:style-name="T1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5">–</text:span> Хотя кое-кто за за тысячу лет воздержания накопил столько силы, что может жонглировать планетами, не думаю, что он <text:span text:style-name="T15">&lt;</text:span><text:span text:style-name="T33">вот эту-то энергию Дискорд и потратил на превращение в дракона в мире Терры</text:span><text:span text:style-name="T15">&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15">&lt;</text:span><text:span text:style-name="T35">Добавить кокатрикса, мантикору и древесных волков. Тентаклианы переименовать в пландерсиды</text:span><text:span text:style-name="T15">&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5">–</text:span> Что за ерунда? <text:span text:style-name="T1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5">–</text:span> Не знаю, что за ерунда, но теперь становится ясно, откуда тут те черепа. <text:span text:style-name="T15">–</text:span> Я вытер накрыльный нож о траву и показал на две продолговатости, тускло белевшие в траве у самого ствола граба. <text:span text:style-name="T1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5">–</text:span> Пхе, будет несколько <text:span text:style-name="T15">—</text:span> выберешь для них самый подходящий! <text:span text:style-name="T1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5">&lt;</text:span><text:span text:style-name="T34">короткий</text:span><text:span text:style-name="T1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5">–</text:span> Ходят слухи, Стар <text:span text:style-name="T1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5">–</text:span> Мечтательно разглагольствовал Калрус.</text:p>
      <text:p text:style-name="P2"><text:span text:style-name="T15">–</text:span> Смотри, как бы ты сам после такой встречи не стал чудным материалом для <text:s/>чудовища, <text:span text:style-name="T15">–</text:span> проворчал Мэдтроттер. <text:span text:style-name="T1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5">–</text:span> Странно, кто-то ходил к замку после того, как он был заброшен, <text:span text:style-name="T15">–</text:span> пробормотал Мэдтроттер. <text:span text:style-name="T1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5">–</text:span> Дискорд! Что их убило? <text:span text:style-name="T15">–</text:span> присвистнул обошедший Хорста с другой стороны Калрус.</text:p>
      <text:p text:style-name="P2"><text:span text:style-name="T15">–</text:span> Что бы их ни убило, нам с этим знакомиться ни к чему, <text:span text:style-name="T15">–</text:span> пробормотал Мэдтроттер озираясь. <text:span text:style-name="T1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5">–</text:span> Это королевский конвой. Такие были на службе у принцесс ещё лет двадцать назад, до Раздора.</text:p>
      <text:p text:style-name="P2"><text:span text:style-name="T15">–</text:span> Такое впечатление, что… <text:span text:style-name="T1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5">–</text:span> ...тут была засада <text:span text:style-name="T1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5">—</text:span> туда мы и помчались, сопровождаемые хлопками и свистом вращающихся шаров.</text:p>
      <text:p text:style-name="P6">***</text:p>
      <text:p text:style-name="P2"><text:span text:style-name="T15">–</text:span> Откуда там останки пегасов? Кто мог поймать их там? Они могут уйти от любой засады.</text:p>
      <text:p text:style-name="P2"><text:span text:style-name="T15">–</text:span> Не знаю, как насчёт летунов, принцессса, но когда мы осматривали кости, на нас было совершено нападение...</text:p>
      <text:p text:style-name="P2"><text:span text:style-name="T15">–</text:span> Вот как? На королевскую стражу в центре Эквестрии? Кто же это был?</text:p>
      <text:p text:style-name="P2"><text:span text:style-name="T15">–</text:span> Лианы, принцесса. <text:span text:style-name="T15">–</text:span> Кимеринн отчеканил последнюю фразу, глядя прямо перед собой. <text:span text:style-name="T1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5">– </text:span>сорок. Мы назвали их <text:span text:style-name="T15">&lt;</text:span><text:span text:style-name="T34">???</text:span><text:span text:style-name="T15">&gt;</text:span></text:p>
      <text:p text:style-name="P2">Луна обошла Кимеринна. </text:p>
      <text:p text:style-name="P2"><text:span text:style-name="T15">–</text:span> У вас рассечен бок. И колотая рана на шее.</text:p>
      <text:p text:style-name="P2"><text:span text:style-name="T15">–</text:span> Не уследил за лианой, Ваше Высочество. Ерунда. Калрус вовремя отсёк плеть. <text:span text:style-name="T15">–</text:span> Голубые глаза Кимеринна смотрели прямо сквозь Луну, не мигая.</text:p>
      <text:p text:style-name="P2"><text:span text:style-name="T1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5">–</text:span> Я ценю вашу службу и хочу достойно наградить вас. Спрашивайте.</text:p>
      <text:p text:style-name="P2"><text:span text:style-name="T15">–</text:span> Мне… мне ничего не нужно, Ваше Высочество. <text:span text:style-name="T1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5">–</text:span> Кимеринн, вы окажете своей принцессе услугу, если согласитесь <text:s/>принять от неё награду! <text:span text:style-name="T15">–</text:span> Если бы он понял… Как когда-то понял Амарок… Аликорны <text:span text:style-name="T15">—</text:span> тоже живые существа. И они очень одиноки…</text:p>
      <text:p text:style-name="P2"><text:span text:style-name="T15">–</text:span> Хорошо, Ваше Высочество. <text:span text:style-name="T15">–</text:span> Кимеринн смотрел не мигая в точку прямо перед собой. <text:span text:style-name="T15">–</text:span> Я хочу… в награду… обращаться к вам на “ты”!</text:p>
      <text:p text:style-name="P2">Туман застилал глаза Луне. Она смотрела на него <text:span text:style-name="T1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5">–</text:span> Ну что же… Я рада оказать такую услугу… Тебе…</text:p>
      <text:p text:style-name="P2"><text:span text:style-name="T15">–</text:span> Принцесса…</text:p>
      <text:p text:style-name="P2"><text:span text:style-name="T15">–</text:span> Луна, мой дорогой. Для тебя <text:span text:style-name="T15">—</text:span> Луна…</text:p>
      <text:p text:style-name="P2">...</text:p>
      <text:p text:style-name="P2"/>
      <text:h text:style-name="P170" text:outline-level="2">Рейд пони-рэйнджеров-2 (<text:span text:style-name="T3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5">&lt;</text:span><text:span text:style-name="T34">гидрорысью</text:span><text:span text:style-name="T15">&gt;</text:span> и нападением <text:span text:style-name="T15">&lt;</text:span><text:span text:style-name="T34">тентаклиан</text:span><text:span text:style-name="T15">&gt;</text:span> казался мне ещё опаснее. А если этот корабль обследовать как следует…</text:p>
      <text:p text:style-name="P2"><text:span text:style-name="T15">–</text:span> Заночуем внутри. - <text:span text:style-name="T1">р</text:span>ешил я.</text:p>
      <text:p text:style-name="P2"><text:span text:style-name="T15">&lt;</text:span><text:span text:style-name="T34">Нужен ли тут самолёт? Нужен артефакт из Fallout Equestria - летучий корабль</text:span>?<text:span text:style-name="T15">&gt;</text:span></text:p>
      <text:p text:style-name="P2">Утро встретило нас туманом. Я пытался рассмотреть руины замка на противоположном берегу.</text:p>
      <text:p text:style-name="P2"><text:span text:style-name="T15">–</text:span> Идти опасно. Засаду прозевать <text:span text:style-name="T15">—</text:span> как два пера об мостовую. Хорст, я слетаю в разведку. Не нравится мне это болото.</text:p>
      <text:p text:style-name="P2"><text:span text:style-name="T1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5">–</text:span> Заметил что-то. <text:span text:style-name="T15">–</text:span> Хорст приставил копыто ко лбу, пытаясь рассмотретьчто-то против солнца. <text:span text:style-name="T1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5">–</text:span> Поворачивайте, уходите от болота! <text:span text:style-name="T1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5">–</text:span> Не в крыло, а в ногу, <text:span text:style-name="T15">–</text:span> проворчал я, стаскивая зубами с задней ноги толстую плеть плюща, гладко отрубленную стилетом. <text:span text:style-name="T1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5">– </text:span>Схватил бы за крыло <text:span text:style-name="T15">—</text:span> я бы не вырвался.</text:p>
      <text:p text:style-name="P2">Я взглянул вверх. На металлической стенке чётко отпечатались четыре полукруга копыт. </text:p>
      <text:p text:style-name="P2"><text:span text:style-name="T15">–</text:span> И пришлось бы тебе за меня во дворце отдуваться.</text:p>
      <text:p text:style-name="P2"><text:span text:style-name="T15">–</text:span> Нашел что-нибудь интересное в развалинах?</text:p>
      <text:p text:style-name="P2"><text:span text:style-name="T15">–</text:span> А как же! Странное такое. Похожее на обезьяну. Но стройнее и грациознее. И оно было одето…</text:p>
      <text:p text:style-name="P2"><text:span text:style-name="T15">–</text:span> Одето?</text:p>
      <text:p text:style-name="P2"><text:span text:style-name="T15">–</text:span> Да, в потёртые джинсы и куртку. И на спине было что-то вроде перемётной сумки. Не успел как следует расмотреть <text:span text:style-name="T15">—</text:span> оно скрылось в кустах. Что его отличало от обезьяны <text:span text:style-name="T1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5">–</text:span> Ещ одно неизвестное чудовище! <text:s/>Что-то их тут много развелось.</text:p>
      <text:p text:style-name="P2">Я крепко задумался. Принцесса приказывала <text:span text:style-name="T15">—</text:span> нет, не приказывала <text:span text:style-name="T1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5">–</text:span> Куда идём, Кэп? <text:span text:style-name="T1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5">–</text:span> Вы ведь в неопасное место идёте, да?</text:p>
      <text:p text:style-name="P2"><text:span text:style-name="T15">–</text:span> Да, Силк Мэйн, в неопасное.</text:p>
      <text:p text:style-name="P2"><text:span text:style-name="T1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5">–</text:span> Силк, не волнуйся, если будет опасно, мы сразу же повернём. (И пойдём другой дорогой <text:span text:style-name="T15">—</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5">—</text:span> ничтожны.</text:p>
      <text:p text:style-name="P2"><text:span text:style-name="T15">–</text:span> Возвращаемся, Мэдди, <text:span text:style-name="T15">–</text:span> решил я. <text:span text:style-name="T1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7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5">–</text:span> Пони умеют переносить тяготы, Макс. <text:span text:style-name="T1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5">&lt;</text:span><text:span text:style-name="T3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5">&gt;</text:span></text:p>
      <text:p text:style-name="P2"><text:span text:style-name="T15">&lt;</text:span><text:span text:style-name="T3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5">&gt;</text:span></text:p>
      <text:p text:style-name="P2"/>
      <text:p text:style-name="P2"/>
      <text:p text:style-name="P2"/>
      <text:p text:style-name="P2"><text:span text:style-name="T15">–</text:span> Тия, я…</text:p>
      <text:p text:style-name="P2"><text:span text:style-name="T15">–</text:span> Не говори ничего! Твайлайт нашла в архиве северного крыла полузаконченное заклинание <text:span text:style-name="T15">C</text:span>вирла Бородатого. “Защита от неведомой угрозы” <text:span text:style-name="T15">—</text:span> так он назвал его. Синопсис восстановить не удалось <text:span text:style-name="T15">—</text:span> Свирл записал его на некачественной бумаге. Треть заклинания Твайли восстановила экстраполяцией <text:span text:style-name="T1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5">—</text:span> всего лишь появился ты! <text:span text:style-name="T15">–</text:span> это слово Селестия выдохнула мне в лицо, буквально ткнув меня носом. <text:span text:style-name="T15">–</text:span> И всё это время я думала <text:span text:style-name="T15">—</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15">–</text:span> Селестия отвернулась от меня. Я протянул руку и осторожно поправил локон переливающейся гривы. <text:span text:style-name="T1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5">–</text:span> Я не смогу сделать тебя счастливой, Тия, <text:span text:style-name="T15">–</text:span> я покачал головой. <text:span text:style-name="T15">– </text:span>Я не знаю, чем вам помочь. Скорее всего, я попал сюда случайно.</text:p>
      <text:p text:style-name="P2"><text:span text:style-name="T15">–</text:span> Я так и думала, <text:span text:style-name="T15">–</text:span> кивнула головой Селестия. <text:span text:style-name="T1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16"/>
      <text:p text:style-name="P61">Она вытянула шею и начала по очереди сгибать-разгибать ноги, разминая суставы.</text:p>
      <text:p text:style-name="P61"><text:span text:style-name="T15">–</text:span> Слишком поздно, <text:span text:style-name="T15">–</text:span> пробормотала она, глядя через панорамное окно на ночное небо. <text:span text:style-name="T15">–</text:span> Даже, скорее, рано. Сестра скоро вернётся.</text:p>
      <text:p text:style-name="P2"/>
      <text:p text:style-name="P2"><text:span text:style-name="T15">–</text:span> Макс, <text:span text:style-name="T15">–</text:span> обернулась она ко мне, <text:span text:style-name="T1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70" text:outline-level="2">В библиотеке замка Селестии</text:h>
      <text:p text:style-name="P122"/>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5">&lt;</text:span><text:span text:style-name="T34">название книги</text:span><text:span text:style-name="T1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5">&lt;</text:span><text:span text:style-name="T34">название библиотеки</text:span><text:span text:style-name="T15">&gt;</text:span>, пытаясь найти хоть какую-нибудь зацепку. Но всё тщётно.</text:p>
      <text:p text:style-name="P2">Если верить заклинанию, я <text:span text:style-name="T15">—</text:span> внешняя сила, и если меня хорошо попросить <text:span text:style-name="T15">&lt;</text:span><text:span text:style-name="T34">см. выше - ночь с </text:span><text:soft-page-break/><text:span text:style-name="T34">Селестией</text:span><text:span text:style-name="T1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70" text:outline-level="2">Понивилль</text:h>
      <text:p text:style-name="P2"/>
      <text:h text:style-name="P17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oft-page-break/><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101">...</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70" text:outline-level="2">Первый сеанс двойного сна. Рэрити</text:h>
      <text:p text:style-name="P2"/>
      <text:p text:style-name="P2"><text:span text:style-name="T15">&lt;</text:span><text:span text:style-name="T3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4">Сон одновременно смотрели Рэрити, Пинки и РД. Флатти и ЭйДжей не успели подойти вовремя, т.к. жили за городом.</text:span><text:span text:style-name="T1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5">–</text:span> Кровать для тебя маловата, Макс, <text:span text:style-name="T15">–</text:span> извиняющимся тоном сообщила Твайлайт. <text:span text:style-name="T15">–</text:span> Мы сдвинули два матраса на полу. Вы с Рэрити должны поместиться.</text:p>
      <text:p text:style-name="P2"><text:span text:style-name="T15">–</text:span> Может, и поместимся. Но, вообще, я во сне верчусь.</text:p>
      <text:p text:style-name="P2"><text:span text:style-name="T15">–</text:span> Не страшно, ты не успеешь… <text:span text:style-name="T15">–</text:span> её слова были заглушены звоном входного колокольчика. Хлопнула дверь и в читальный зал вошла светлая единорожка.</text:p>
      <text:p text:style-name="P2"><text:span text:style-name="T1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5">—</text:span> всё это придавало Рэрити неожиданный шарм.</text:p>
      <text:p text:style-name="P2"><text:span text:style-name="T15">–</text:span> Рэрити, ты выглядишь… Замечательно выглядишь! <text:span text:style-name="T15">–</text:span> растерянно пролепетала Твайлайт.</text:p>
      <text:p text:style-name="P2"><text:span text:style-name="T15">–</text:span> Дааааааа… Замечательно! <text:span text:style-name="T15">–</text:span> наконец-то смог закрыть рот <text:span text:style-name="T1">и втянуть слюни </text:span>Спайк.</text:p>
      <text:p text:style-name="P2"><text:span text:style-name="T1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5">–</text:span> смущённо сказала Рэрити, глядя мимо меня своими фиолетовыми глазами.</text:p>
      <text:p text:style-name="P2"><text:span text:style-name="T15">–</text:span> Спасибо, Рэрити. Ты выглядишь потрясно. <text:span text:style-name="T1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5">–</text:span> Ну что же, если готовы <text:span text:style-name="T1">—</text:span> ложитесь на матрас и расслабьтесь. Вы должны касаться друг-друга. <text:span text:style-name="T1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5">–</text:span> Готовы? <text:span text:style-name="T15">–</text:span> Спросила Твайлайт.</text:p>
      <text:p text:style-name="P2"><text:span text:style-name="T15">–</text:span> Я готова. <text:span text:style-name="T15">–</text:span> <text:span text:style-name="T1">о</text:span>тозвалась Рэрити.</text:p>
      <text:p text:style-name="P2"><text:span text:style-name="T15">–</text:span> Готов. <text:span text:style-name="T1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70" text:outline-level="2">Сон Макса</text:h>
      <text:p text:style-name="P122"/>
      <text:p text:style-name="P2"><text:span text:style-name="T15">&lt;</text:span><text:span text:style-name="T3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15">–</text:span> Готова, <text:span text:style-name="T15">–</text:span> процедила она.</text:p>
      <text:p text:style-name="P33">В сон отправились сразу три пони <text:span text:style-name="T15">—</text:span> Рэрити, Рэйнбоу Дэш и Пинки. Пинки после пробуждения Макса пробуждается безумной <text:span text:style-name="T15">—</text:span> Твайлайт пытается её лечить</text:p>
      <text:p text:style-name="P2"><text:span text:style-name="T34">Эгрегор Эквестрии </text:span><text:span text:style-name="T37">—</text:span><text:span text:style-name="T34"> Селестия </text:span><text:span text:style-name="T37">—</text:span><text:span text:style-name="T34"> на кончике главного рога Анакорна</text:span><text:span text:style-name="T15">&gt;</text:span></text:p>
      <text:p text:style-name="P6">***</text:p>
      <text:p text:style-name="P2"><text:span text:style-name="T15">–</text:span> Вставай, Макс! <text:span text:style-name="T15">–</text:span> Маленькое копыто надавливало мне на грудь, делая энергичные круговые движения.</text:p>
      <text:p text:style-name="P2"><text:span text:style-name="T15">–</text:span> Твайлайт? <text:span text:style-name="T15">–</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15">–</text:span> Мне не понравился цвет твоей мордочки. Ты стал слишком бледный. Я решила прервать твой сон. Как ты себя ...</text:p>
      <text:p text:style-name="P2"><text:span text:style-name="T15">–</text:span> … чувствуешь, дорогая Рэрити?! Я могу чем-нибудь помочь? Вот, выпей воды! <text:span text:style-name="T15">–</text:span> <text:span text:style-name="T1">д</text:span>ракончик метался вокруг светлой единорожки, в волнении заламывая лапки.</text:p>
      <text:p text:style-name="P2"><text:span text:style-name="T15">–</text:span> Спасибо, Спайк! Ты очень любезен! <text:span text:style-name="T15">–</text:span> Рэрити приподнялась на матрасе и сделала пару глотков из услужливо поднесенного Спайком стакана.</text:p>
      <text:p text:style-name="P2"><text:span text:style-name="T15">–</text:span> Я в порядке. Что-то удалось узнать? <text:span text:style-name="T15">–</text:span> обратился я к Рэрити.</text:p>
      <text:p text:style-name="P2"><text:span text:style-name="T15">–</text:span> Я всё расскажу, <text:span text:style-name="T15">–</text:span> кивнула единорожка. <text:span text:style-name="T1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5">–</text:span> Годится, <text:span text:style-name="T15">–</text:span> кивнула Твайлайт. <text:span text:style-name="T15">–</text:span> Тогда до завтрашнего вечера каждый свободен и занимается своими делами.</text:p>
      <text:p text:style-name="P2"><text:span text:style-name="T15">– </text:span>Да, Макс?</text:p>
      <text:p text:style-name="P2"><text:span text:style-name="T1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5">–</text:span> Я помогу-у-у-у! <text:span text:style-name="T15">–</text:span> <text:span text:style-name="T1">з</text:span>апрыгала на месте Пинки.</text:p>
      <text:p text:style-name="P2"><text:span text:style-name="T15">–</text:span> Я помогу! <text:span text:style-name="T15">–</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5">–</text:span> Я первая предложила! <text:span text:style-name="T15">–</text:span> возмутилась Пинки.</text:p>
      <text:p text:style-name="P2"><text:span text:style-name="T15">–</text:span> Предложила не ты, а Твайлайт. <text:span text:style-name="T15">–</text:span> <text:span text:style-name="T1">п</text:span>арировала Рэйнбоу Дэш.</text:p>
      <text:p text:style-name="P2"><text:span text:style-name="T15">–</text:span> Не ссорьтесь, <text:span text:style-name="T1">кобылки</text:span>! Давайте сегодня мне показывает Понивилль Пинки, а завтра <text:span text:style-name="T1">—</text:span> ты, Рэйнбоу. <text:span text:style-name="T15">–</text:span> <text:span text:style-name="T1">п</text:span>редложил я. <text:span text:style-name="T15">–</text:span> Годится?</text:p>
      <text:p text:style-name="P2"><text:span text:style-name="T15">–</text:span> Лады. <text:span text:style-name="T15">–</text:span> проворчала пегаска. <text:span text:style-name="T15">–</text:span> Приходи завтра на девять к библиотеке. Нет, лучше на десять.</text:p>
      <text:p text:style-name="P2"><text:span text:style-name="T15">–</text:span> Хорошо, Рэйнбоу Дэш. Договорились.</text:p>
      <text:p text:style-name="P2"><text:span text:style-name="T15">–</text:span> Пошли-пошли-пошли-пошли, <text:span text:style-name="T15">–</text:span> подталкивала меня головой к выходу Пинки. <text:span text:style-name="T1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7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text:soft-page-break/>получается не хуже. Просто она скромничает. Пошли-пошли-пошли-пошли! <text:span text:style-name="T15">–</text:span> <text:span text:style-name="T1">э</text:span>нергия Пинки была неиссякаема.</text:p>
      <text:p text:style-name="P2"><text:span text:style-name="T15">–</text:span> Ффух! Дай отдышаться.</text:p>
      <text:p text:style-name="P2"><text:span text:style-name="T15">–</text:span> Устал? <text:span text:style-name="T15">–</text:span> <text:span text:style-name="T1">у</text:span>частливо спросила Пинки.</text:p>
      <text:p text:style-name="P2"><text:span text:style-name="T1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5">–</text:span> Да? Тогда пойдём перекусим.</text:p>
      <text:p text:style-name="P2">Манерный пони-оффициант выслушал наши пожелания и удалился.</text:p>
      <text:p text:style-name="P2"><text:span text:style-name="T15">–</text:span> А какой у тебя был образ жизни?</text:p>
      <text:p text:style-name="P2"><text:span text:style-name="T15">–</text:span> В основном, <text:span text:style-name="T1">э</text:span>сидячий.</text:p>
      <text:p text:style-name="P2"><text:span text:style-name="T1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5">–</text:span> А у нас сидячая работа в порядке вещей.</text:p>
      <text:p text:style-name="P2"><text:span text:style-name="T15">–</text:span> Ужас-ужас! <text:span text:style-name="T15">–</text:span> Пинки прижала копыта передних ног к голове. <text:span text:style-name="T1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5">&lt;</text:span><text:span text:style-name="T34">Рэйнбоу объясняет Максу, почему Пинки расплатилась за него </text:span><text:span text:style-name="T35">—</text:span><text:span text:style-name="T34"> и вспоминает, что когда-то уже объясняла нечто подобное (Леро)</text:span></text:p>
      <text:p text:style-name="P2"><text:span text:style-name="T34">У Твайлайт после видения гибели Кимеринна появились морщинки возле глаз</text:span><text:span text:style-name="T15">&gt;</text:span></text:p>
      <text:p text:style-name="P2"/>
      <text:h text:style-name="P17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5">–</text:span> Привет! Куда это ты собрался? <text:span text:style-name="T15">–</text:span> <text:span text:style-name="T1">п</text:span>розвучало из листвы, как только я взялся за ручку двери. С ветки на землю спланировала Рэйнбоу Дэш.</text:p>
      <text:p text:style-name="P2"><text:span text:style-name="T15">–</text:span> Она ещё спит. Вчера пересидела за книгами. Не стоит её будить. <text:span text:style-name="T15">–</text:span> пегаска <text:span text:style-name="T1">к</text:span>ивнула на дверь. <text:span text:style-name="T15">–</text:span> Ну, пошли?</text:p>
      <text:p text:style-name="P2"><text:span text:style-name="T15">–</text:span> Пошли, Рэйнбоу Дэш. А куда?</text:p>
      <text:p text:style-name="P2"><text:span text:style-name="T15">–</text:span> Слушай, зови меня Дэш. А то и мне придётся звать тебя полным именем, а я этого не выношу.</text:p>
      <text:p text:style-name="P2"><text:span text:style-name="T15">–</text:span> Договорились, Дэш. Так куда мы идём?</text:p>
      <text:p text:style-name="P2"><text:span text:style-name="T15">–</text:span> К <text:span text:style-name="T15">&lt;</text:span><text:span text:style-name="T34">водопаду</text:span><text:span text:style-name="T15">&gt;</text:span>. Там здоровски красивое место.</text:p>
      <text:p text:style-name="P2"><text:span text:style-name="T15">–</text:span> А я думал, ты хочешь показать мне Понивилль.</text:p>
      <text:p text:style-name="P2"><text:span text:style-name="T15">–</text:span> Да ладно, <text:span text:style-name="T15">–</text:span> засмеялась пегаска, скосив на меня смущёную мордочку, <text:span text:style-name="T1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5">–</text:span> Макс, <text:span text:style-name="T15">–</text:span> нарушила молчание Дэш, <text:span text:style-name="T1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5">–</text:span> Дежа вю? Ты об этом?</text:p>
      <text:p text:style-name="P2"><text:span text:style-name="T15">– </text:span>Что? Какое ещё дежавю?</text:p>
      <text:p text:style-name="P2"><text:span text:style-name="T15">–</text:span> Ложные воспоминания. Ты помнишь о чём-то, чего на самом деле никогда не было.</text:p>
      <text:p text:style-name="P2"><text:span text:style-name="T15">–</text:span> Хм. Может, и дежавю… Может… А если всё же было? Но ты не помнишь когда и как?</text:p>
      <text:p text:style-name="P2"><text:span text:style-name="T15">–</text:span> Дэш, не говори загадками. Если хочешь услышать внятный ответ, задавай внятный вопрос.</text:p>
      <text:p text:style-name="P2"><text:span text:style-name="T15">–</text:span> Не готова я… задать внятный вопрос. <text:span text:style-name="T15">–</text:span> <text:span text:style-name="T1">п</text:span>робормотала пегаска. <text:span text:style-name="T15">–</text:span> Нам туда.</text:p>
      <text:p text:style-name="P2">Дэш указала на тропку, уводящую от путей в молодой берёзово-кленовый лесок.</text:p>
      <text:p text:style-name="P2"><text:span text:style-name="T15">–</text:span> Ну-у-у, так мы до вечера не дойдём. <text:span text:style-name="T15">–</text:span> <text:span text:style-name="T1">н</text:span>едовольно заметила Дэш через пару минут. <text:span text:style-name="T15">–</text:span> Пробежимся?</text:p>
      <text:p text:style-name="P2"><text:span text:style-name="T15">–</text:span> Из меня бегун тот ещё. <text:s/>Я проплыть могу больше, чем пробежать.</text:p>
      <text:p text:style-name="P2"><text:span text:style-name="T1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5">–</text:span> Всё, Дэш. Я больше не могу.</text:p>
      <text:p text:style-name="P2"><text:span text:style-name="T15">–</text:span> Ты шутишь? Мы и полмили не пробежали.</text:p>
      <text:p text:style-name="P2"><text:span text:style-name="T15">–</text:span> Понимаешь, бег <text:span text:style-name="T1">—</text:span> не моя сильная сторона. Никогда не умел долго бегать.</text:p>
      <text:p text:style-name="P2"><text:span text:style-name="T15">–</text:span> Как же ты жил тогда? <text:span text:style-name="T15">–</text:span> недоумённо уставилась на меня пегаска. <text:span text:style-name="T15">– </text:span><text:span text:style-name="T1">Летать-то ты тоже не умеешь?</text:span></text:p>
      <text:p text:style-name="P2"><text:span text:style-name="T1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5">–</text:span> Ничего себе “скорее исключение, чем правило”, <text:span text:style-name="T15">–</text:span> удивлённо повторила Дэш. <text:span text:style-name="T15">–</text:span> Да у нас это такое же исключение, как нелетающий пегас! Какое уж там “правило”! Дискорд, что же нам делать? Так мы не успеем…</text:p>
      <text:p text:style-name="P2"><text:span text:style-name="T15">–</text:span> Мы можем вернуться. А это место ты покажешь мне в другой раз. Выберемся туда в двухдневный поход.</text:p>
      <text:p text:style-name="P2"><text:span text:style-name="T15">–</text:span> Нет уж! Никаких “вернуться”. Если вернёмся, то никогда уже там не побываем. <text:span text:style-name="T15">–</text:span> <text:span text:style-name="T1">с</text:span>ерьёзно заявила Дэш. <text:span text:style-name="T15">–</text:span> Уж поверь мне. Вот что. У тебя передние лапы <text:span text:style-name="T1">—</text:span> те, которые с пальцами, <text:span text:style-name="T1">—</text:span> сильные?</text:p>
      <text:p text:style-name="P2"><text:span text:style-name="T15">&lt;</text:span><text:span text:style-name="T34">Cначала описать попытку усесться сверху. На первой попытке Макс поранился об брошь в гриве РД в виде радужной молнии</text:span><text:span text:style-name="T15">&gt;</text:span></text:p>
      <text:p text:style-name="P2"><text:span text:style-name="T15">–</text:span> Сможешь меня удержать?</text:p>
      <text:p text:style-name="P2"><text:span text:style-name="T15">–</text:span> Ты про руки, что ли? Смогу. А зачем?</text:p>
      <text:p text:style-name="P2"><text:span text:style-name="T1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1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5">–</text:span> <text:span text:style-name="T1">н</text:span>ачала оправдываться Дэш.</text:p>
      <text:p text:style-name="P2"><text:span text:style-name="T1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5">–</text:span> Ну да, не сообразила сразу насчёт баланса, <text:span text:style-name="T15">–</text:span> рассмеялась пегаска, вставая на ноги. <text:span text:style-name="T1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5">–</text:span> Ю-у-у-у-ху-у-у-у!!! <text:span text:style-name="T1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5">&lt;</text:span><text:span text:style-name="T34">Дэш расплачивается за Макса в кафе. Когда тот спрашивает, почему она и Пинки платят за него, Дэш, вместо ответа, говорит:</text:span></text:p>
      <text:p text:style-name="P2"><text:span text:style-name="T37">–</text:span><text:span text:style-name="T34"> Пинки? </text:span><text:span text:style-name="T37">–</text:span><text:span text:style-name="T34"> Дэш сморщила нос. </text:span><text:span text:style-name="T37">–</text:span><text:span text:style-name="T34"> Я скажу ей, чтоб больше не </text:span><text:span text:style-name="T37">платила.</text:span><text:span text:style-name="T15">&gt;</text:span></text:p>
      <text:p text:style-name="P2"><text:span text:style-name="T15">Хотя</text:span> за то немногое время, что мы провели вместе, я понял, что ожидать от голубой пегаски предсказуемости <text:span text:style-name="T1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5">—</text:span> скажем, 35 <text:span text:style-name="T15">– </text:span>40 метров (на 50 я без дыхательной подготовки давно не замахиваюсь, а о 75-ти уже даже и не вспоминаю), но в такой воде <text:span text:style-name="T1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5">–</text:span> Ф-р-р-р. Тьфу! Бр-р-р.</text:p>
      <text:p text:style-name="P2">Дэш выплюнула меня на берег и сама упала рядом.</text:p>
      <text:p text:style-name="P2"><text:span text:style-name="T15">–</text:span> Что ж? Ты? Не? Сказал? Что? <text:s/>Не? Умеешь? Плавать? <text:span text:style-name="T15">–</text:span> <text:span text:style-name="T1">в</text:span> промежутках между вздохами процедила Дэш.</text:p>
      <text:p text:style-name="P2"><text:span text:style-name="T15">–</text:span> С чего ты взяла? Я умею.</text:p>
      <text:p text:style-name="P2"><text:span text:style-name="T15">–</text:span> Ты ушёл под воду! И не выныривал! <text:span text:style-name="T15">–</text:span> <text:span text:style-name="T1">о</text:span>т возмущения пегаска даже забыла дышать.</text:p>
      <text:p text:style-name="P2"><text:span text:style-name="T15">–</text:span> Я не выныривал, потому что решил поплавать под водой. Я, вообще, это дело люблю.</text:p>
      <text:p text:style-name="P2"><text:span text:style-name="T15">–</text:span> Что??! И ты не предупредил меня?!! Знаешь, как я испугалась?!! Ни одна пони без магии столько под водой не продержится!!</text:p>
      <text:p text:style-name="P2"><text:span text:style-name="T15">–</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5">–</text:span> Да. Это я виновата. Я дура. Извини, <text:span text:style-name="T1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5">&lt;</text:span><text:span text:style-name="T34">В Кантерлоте Макс присутствует на церемонии прощания с Кимеринном</text:span><text:span text:style-name="T1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5">–</text:span> Ух ты! <text:span text:style-name="T1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5">–</text:span> Как тут…</text:p>
      <text:p text:style-name="P2"><text:span text:style-name="T15">–</text:span> Красиво, правда? <text:span text:style-name="T15">–</text:span> Дэш отследила мой взгляд и кивнула.</text:p>
      <text:p text:style-name="P2"><text:span text:style-name="T15">–</text:span> Красиво <text:span text:style-name="T1">—</text:span> это не то <text:span text:style-name="T1">чувство</text:span>. Тут чудесно! Просто слов нет…</text:p>
      <text:p text:style-name="P2"><text:span text:style-name="T1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5">–</text:span> А сейчас? Сейчас у тебя есть такое чувство?</text:p>
      <text:p text:style-name="P2"><text:span text:style-name="T15">–</text:span> Сейчас мне хочется, чтобы ты это видел. Не знаю почему. То есть, не совсем чтобы не знаю. <text:span text:style-name="T15">–</text:span> Дэш отпрянула и посмотрела мне в глаза. <text:span text:style-name="T1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5">–</text:span> Это исключено, Дэш. Я никак не мог повстречаться с тобой в своём мире.</text:p>
      <text:p text:style-name="P2"><text:span text:style-name="T15">–</text:span> Да? Странно. Откуда же это чувство, будто я тебя знаю? <text:span text:style-name="T15">–</text:span> <text:span text:style-name="T1">п</text:span>робормотала пегаска. <text:span text:style-name="T1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5">–</text:span> Тебе надо просушить шерсть. Снимай-ка одежду! <text:span text:style-name="T15">–</text:span> <text:span text:style-name="T1">с</text:span>командовала Дэш.</text:p>
      <text:p text:style-name="P2"><text:span text:style-name="T1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5">–</text:span> Куда это ты спрятался? <text:span text:style-name="T15">–</text:span> <text:span text:style-name="T1">з</text:span>аросли вербы раздвинулись, пропуская пегаску.</text:p>
      <text:p text:style-name="P2"><text:span text:style-name="T15">–</text:span> Оп-па! <text:span text:style-name="T1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15">–</text:span> Ты чего? <text:span text:style-name="T15">–</text:span> <text:span text:style-name="T1">в</text:span> конце-концов озадаченно спросила она. <text:span text:style-name="T15">–</text:span> Что-то не так?</text:p>
      <text:p text:style-name="P2"><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5">–</text:span> А с кем не так? Со мной? С тобой? Или вообще? <text:span text:style-name="T15">–</text:span> <text:span text:style-name="T1">д</text:span>опытывалась пегаска.</text:p>
      <text:p text:style-name="P2"><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2"><text:span text:style-name="T15">–</text:span> Ну и?</text:p>
      <text:p text:style-name="P2"><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5">–</text:span> А какой смысл в этом правиле? Какую цель оно преследует?</text:p>
      <text:p text:style-name="P2"><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5">–</text:span> Вот видишь, ты меня правильно поняла. Описанные тобой табу у нас, кстати, тоже есть.</text:p>
      <text:p text:style-name="P2"><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5">&lt;</text:span><text:span text:style-name="T34">Аликорны </text:span><text:span text:style-name="T37">—</text:span><text:span text:style-name="T34"> элементали. Они воплощают в себе какую-либо сторону чаяний и настроений сообщества пони. Анакорн </text:span><text:span text:style-name="T37">—</text:span><text:span text:style-name="T34"> супераликорн, элементаль всего мира</text:span><text:span text:style-name="T15">&gt;</text:span></text:p>
      <text:p text:style-name="P16"/>
      <text:p text:style-name="P2"><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попросили спеть на празднике <text:span text:style-name="T15">&lt;</text:span><text:span text:style-name="T37">zxcbzxcvb</text:span><text:span text:style-name="T15">&gt;</text:span>.</text:p>
      <text:p text:style-name="P2">Я не ответил.</text:p>
      <text:p text:style-name="P2">Пегаска подошла поближе и села, прижавшись тёплым боком ко мне.</text:p>
      <text:p text:style-name="P2"><text:span text:style-name="T15">–</text:span> Ты молчишь. Я опять рассердила тебя, да? У меня постоянно с этим проблемы. <text:span text:style-name="T15">–</text:span> Дэш напряжённо смотрела в одну точку прямо перед собой. Её шерсть не могла скрыть мелко дрожи. <text:span text:style-name="T1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15">–</text:span> У тебя оригинальный способ исповедаться, Дэш, <text:span text:style-name="T15">–</text:span> наконец закашлялся я. <text:span text:style-name="T15">–</text:span> Затащить в укромное местечко, попытаться утопить, а под конец сорвать штаны и… <text:span text:style-name="T15">–</text:span> тут Дэш сама прыснула от смеха.</text:p>
      <text:p text:style-name="P2">Вдоволь отсмеявшись, Дэш ткнула меня носом в грудь и спросила:</text:p>
      <text:p text:style-name="P2"><text:span text:style-name="T15">–</text:span> И?</text:p>
      <text:p text:style-name="P2"><text:span text:style-name="T15">–</text:span> Что “и”?</text:p>
      <text:p text:style-name="P2"><text:span text:style-name="T15">–</text:span> Ты сказал: “ А под конец сорвать штаны и…” <text:span text:style-name="T15">–</text:span> вот я и хочу знать, что “и”?</text:p>
      <text:p text:style-name="P2">Я смутился.</text:p>
      <text:p text:style-name="P2"><text:span text:style-name="T15">–</text:span> Да ничего… Не бери в голову.</text:p>
      <text:p text:style-name="P2"><text:span text:style-name="T15">–</text:span> А я хочу брать! Какой ты всё-таки… <text:span text:style-name="T15">–</text:span> Дэш встала, потянувшись сначала передней половиной, потом задней.</text:p>
      <text:p text:style-name="P2"><text:span text:style-name="T15">–</text:span> Какой?</text:p>
      <text:p text:style-name="P2"><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5">–</text:span> Короче, решай. <text:span text:style-name="T15">–</text:span> <text:span text:style-name="T1">е</text:span>ё нос почти касался моего. <text:span text:style-name="T1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5">–</text:span> Дэш, ты..?</text:p>
      <text:p text:style-name="P2"><text:span text:style-name="T15">–</text:span> Да, Дискорд тебя забери! Я предлагаю тебе ЗА-НЯТЬ-СЯ СЕК-СОМ со мной! <text:span text:style-name="T15">–</text:span> <text:span text:style-name="T1">п</text:span>очти зло отчеканила пегаска. <text:span text:style-name="T1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5">–</text:span> Дэш!</text:p>
      <text:p text:style-name="P2"><text:span text:style-name="T15">–</text:span> Да? <text:span text:style-name="T1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5">–</text:span> Ничего себе!</text:p>
      <text:p text:style-name="P2"><text:span text:style-name="T15">–</text:span> А ты как думал, откуда взялись пони-пегасы и пони-единороги?</text:p>
      <text:p text:style-name="P2"><text:span text:style-name="T15">–</text:span> Я думал, они всегда были.</text:p>
      <text:p text:style-name="P2"><text:span text:style-name="T15">–</text:span> Не всегда. Пегасы произошли от земных пони и грифонов. Пони-единороги <text:span text:style-name="T15">–</text:span> от земных пони и диких единорогов.</text:p>
      <text:p text:style-name="P2"><text:span text:style-name="T15">–</text:span> А что это за дикие единороги?</text:p>
      <text:p text:style-name="P2"><text:span text:style-name="T15">–</text:span> Сейчас они почти не встречаются. У них хвосты как у льва <text:span text:style-name="T1">—</text:span> с кисточкой на конце. И раздвоенные копыта.</text:p>
      <text:p text:style-name="P2"><text:soft-page-break/><text:span text:style-name="T15">–</text:span> А аликорны от кого произошли? От пегасов и единорогов?</text:p>
      <text:p text:style-name="P2"><text:span text:style-name="T15">–</text:span> Нет, <text:span text:style-name="T15">–</text:span> отрицательно покачала головой Дэш. <text:span text:style-name="T15">–</text:span> Никто не знает, как появились аликорны. Одно я знаю точно: если единорог спарится с пегасом, аликорна не получится.</text:p>
      <text:p text:style-name="P2"><text:span text:style-name="T15">–</text:span> Что ж, спасибо, что просветила. Однако…</text:p>
      <text:p text:style-name="P2"><text:span text:style-name="T15">–</text:span> Что?</text:p>
      <text:p text:style-name="P2"><text:span text:style-name="T15">–</text:span> Ты лежишь на мне.</text:p>
      <text:p text:style-name="P2"><text:span text:style-name="T15">–</text:span> Ну да, лежу, <text:span text:style-name="T15">–</text:span> Дэш ехидно улыбнулась и заёрзала животом. <text:span text:style-name="T15">–</text:span> А что?</text:p>
      <text:p text:style-name="P2"><text:span text:style-name="T15">–</text:span> А то, что в таком положении я до тебя не достану! У тебя слишком высоко расположена... ммм… анатомия.</text:p>
      <text:p text:style-name="P2"><text:span text:style-name="T15">–</text:span> Потерпи чуть-чуть, <text:span text:style-name="T15">–</text:span> пегаска хихикнула и снова заёрзала животом, прижав его ко мне. <text:span text:style-name="T1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5">–</text:span> Эт-то магия-а-а-а.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тела и ещё примерно такой же… <text:span text:style-name="T15">–</text:span> прошептала пегаска и закрыла глаза, уткнувшись носом мне в предплечье. Дыхание у неё стало прерывистым.</text:p>
      <text:p text:style-name="P2"><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2"><text:span text:style-name="T15">–</text:span> Дэш, <text:span text:style-name="T15">–</text:span> рассмеялся я, <text:span text:style-name="T15">–</text:span> отпусти ухо!</text:p>
      <text:p text:style-name="P2"><text:span text:style-name="T15">–</text:span> Отпускаю, <text:span text:style-name="T15">–</text:span> шепнула пегаска мне в ухо. <text:span text:style-name="T15">–</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oft-page-break/><text:span text:style-name="T15">–</text:span> Мы опаздываем! Рэрити назначила на восемь часов вечера у Твайлайт!</text:p>
      <text:p text:style-name="P2"><text:span text:style-name="T15">&lt;</text:span><text:span text:style-name="T34">Р/Д отправляется в сон до Рэрити и там вспоминает Леро/Листа.</text:span><text:span text:style-name="T15">&gt;</text:span></text:p>
      <text:p text:style-name="P2">Пока я одевался, пегаска в нетерпении рыла копытом землю.</text:p>
      <text:p text:style-name="P2"><text:span text:style-name="T15">–</text:span> Оделся? Хватайся! <text:span text:style-name="T15">–</text:span> Дэш подпрыгнула и зависла у меня над головой, давая схватиться за ноги.</text:p>
      <text:p text:style-name="P2">И мы понеслись…</text:p>
      <text:p text:style-name="P2"/>
      <text:h text:style-name="P17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5">&lt;</text:span><text:span text:style-name="T34">Вкратце суть сна Рэрити.</text:span></text:p>
      <text:p text:style-name="P2"><text:span text:style-name="T34">Она проснулась в мире Терры веб-дизайнером. И мир Эквестрии ей только снился </text:span><text:span text:style-name="T37">—</text:span><text:span text:style-name="T34"> и быстро начал забываться. Т.е. мир Эквестрии - всего лишь сон терранского парня (девушки?)</text:span></text:p>
      <text:p text:style-name="P2"><text:span text:style-name="T34">к экрану - очередь из пони (пони пропадают из Эквестрии). В очереди близко к экрану </text:span><text:span text:style-name="T37">—</text:span><text:span text:style-name="T34"> Селестия. Рэрити </text:span><text:span text:style-name="T37">—</text:span><text:span text:style-name="T34"> без очереди (у неё </text:span><text:span text:style-name="T37">—</text:span><text:span text:style-name="T34"> билет-пропуск от Индрэ).</text:span></text:p>
      <text:p text:style-name="P2"><text:span text:style-name="T34">Рэрити проснулась парнем, т.к. в Эквестрии </text:span><text:span text:style-name="T37">—</text:span><text:span text:style-name="T34"> матриархат, роль терранских мужчин там несут кобылы.</text:span></text:p>
      <text:p text:style-name="P2"><text:span text:style-name="T34">В конце-концов Макс проснётся на Земле, всё это ему приснится и он быстро забудет этот сон. По стопам этого сна он напишет книгу</text:span><text:span text:style-name="T15">&gt;</text:span></text:p>
      <text:p text:style-name="P2"/>
      <text:p text:style-name="P6">***</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text:soft-page-break/>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5">&lt;</text:span><text:span text:style-name="T34">Влад рассказывает Максу о своём сне </text:span><text:span text:style-name="T37">—</text:span><text:span text:style-name="T34"> как он был поняхой, а потом проснулся в мире Терры</text:span><text:span text:style-name="T15">&gt;</text:span></text:p>
      <text:p text:style-name="P16"/>
      <text:p text:style-name="P2"><text:span text:style-name="T15">– </text:span>... я слишком приблизилась к экрану и меня стало тянуть к нему. Пони, ждущий своей очереди, еле увернулся от меня <text:span text:style-name="T15">—</text:span> так быстро я неслась к экрану, <text:span text:style-name="T15">–</text:span> возбуждённо говорила Рэрити, <text:span text:style-name="T15">–</text:span> но тут… <text:span text:style-name="T15">–</text:span> она запнулась.</text:p>
      <text:p text:style-name="P2"><text:span text:style-name="T15">–</text:span> Да? Что “тут”? <text:span text:style-name="T15">–</text:span> Твайлайт была вся внимание.</text:p>
      <text:p text:style-name="P2"><text:span text:style-name="T15">–</text:span> Тут я проснулась.</text:p>
      <text:p text:style-name="P2"><text:span text:style-name="T15">–</text:span> О, понятно. Я была вынуждена прервать ваше сновидение, так как Макс очень плохо выглядел. <text:span text:style-name="T15">–</text:span> <text:span text:style-name="T1">о</text:span>бъяснила Твайлайт. <text:span text:style-name="T15">–</text:span> В твоих манекенах в бутике больше жизни, чем тогда было в нём <text:span text:style-name="T15">–</text:span> она указала копытом на меня. <text:span text:style-name="T15">–</text:span> Но даже то, что ты успела увидеть, очень интересно. Сфера из светящихся пони <text:span text:style-name="T15">–</text:span> это, конечно же, Эгрегор Эквестрии. Место, откуда берутся и куда уходят все пони</text:p>
      <text:p text:style-name="P2">(<text:span text:style-name="T15">&lt;</text:span><text:span text:style-name="T34">согласовать с тем, что говорил Анакорн о Р/Д</text:span><text:span text:style-name="T15">&gt;</text:span>). </text:p>
      <text:p text:style-name="P2">Об этом Эгрегоре пишется в книге <text:span text:style-name="T15">&lt;</text:span><text:span text:style-name="T34">Изменчивой Магии</text:span><text:span text:style-name="T15">&gt;</text:span>. То, что Рэрити удалось его увидеть <text:span text:style-name="T1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15">&lt;</text:span><text:span text:style-name="T34">обоснование сна для Р/Д. РД видит несколько вариантов историй с Mane6 </text:span><text:span text:style-name="T37">—</text:span><text:span text:style-name="T34"> и с собой + Леро </text:span><text:span text:style-name="T37">—</text:span><text:span text:style-name="T34"> намёк на несовместимые фанфики</text:span></text:p>
      <text:p text:style-name="P2"><text:span text:style-name="T34">Пинки видит кошмар (кексики) и сходит с ума. И ещё она видит как Селестия стала Матрицей (подпрограммой Нексуса)</text:span><text:span text:style-name="T15">&gt;</text:span></text:p>
      <text:p text:style-name="P2"/>
      <text:p text:style-name="P2"><text:span text:style-name="T15">–</text:span> Хммм… <text:span text:style-name="T15">–</text:span> Твайлайт в задумчивости остановилась перед одной из полок. <text:span text:style-name="T1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5">–</text:span> И самое главное… <text:span text:style-name="T15">–</text:span> Рэрити задумчиво потерла висок. <text:span text:style-name="T15">–</text:span> В той очереди, совсем близко к экрану стояла она…</text:p>
      <text:p text:style-name="P2"><text:span text:style-name="T15">–</text:span> Кто <text:span text:style-name="T15">—</text:span> она? <text:span text:style-name="T15">–</text:span> повернулась Твайлайт.</text:p>
      <text:p text:style-name="P2"><text:soft-page-break/><text:span text:style-name="T15">–</text:span> Её Высочество, принцесса Селестия...</text:p>
      <text:p text:style-name="P2"/>
      <text:p text:style-name="P2"><text:span text:style-name="T15">&lt;</text:span><text:span text:style-name="T34">Подходя к замку Принцесс, Дэш рассказывает Максу обо сне, который она утаила - с Леро.</text:span><text:span text:style-name="T15">&gt;</text:span> </text:p>
      <text:p text:style-name="P2"/>
      <text:p text:style-name="P2"><text:span text:style-name="T15">&lt;</text:span><text:span text:style-name="T34">Кто следующий готов рассказывать?</text:span></text:p>
      <text:p text:style-name="P33">Пинки дёрнулась на месте, но промолчала.</text:p>
      <text:p text:style-name="P2"><text:span text:style-name="T37">–</text:span><text:span text:style-name="T34"> Я расскажу, - шагнула вперёд радужная пегаска. </text:span><text:span text:style-name="T37">–</text:span><text:span text:style-name="T34"> Хотя вряд ли ты узнаешь что-то полезное. Там галиматья какая-то…</text:span><text:span text:style-name="T15">&gt;</text:span></text:p>
      <text:p text:style-name="P2"/>
      <text:p text:style-name="P2"><text:span text:style-name="T15">&lt;</text:span><text:span text:style-name="T34">Сон РД:</text:span></text:p>
      <text:p text:style-name="P33">...Неприятный зудящий звук, включается картинка. /сюжет из праздника падающих листьев (РД наблюдает саму себя) <text:span text:style-name="T15">–</text:span> original story <text:span text:style-name="T1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5">—</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15">—</text:span> она становится Пинкаминой из-за её сна <text:span text:style-name="T15">—</text:span> “Кексиков”. Также она видит во сне центр Эгрегора Эквестрии <text:span text:style-name="T15">—</text:span> Селестию. И она видит, как Селестия превращается в набор цифр и уходит в экран <text:span text:style-name="T15">—</text:span> в мир Терры.</text:p>
      <text:p text:style-name="P33">После чего происходит исчезновение Селестии. Макс + Шестёрка (без Пинки и Рэрити <text:span text:style-name="T1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4">В мире Терры они ищут Селестию. В конце-концов Макс находит её в кибермозге </text:span><text:span text:style-name="T37">—</text:span><text:span text:style-name="T3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7">—</text:span><text:span text:style-name="T34"> Эгрегором Эквестрии. После чего пееренос на Землю на 10 лет назад. Начало написания “Последнего фанфика”.</text:span><text:span text:style-name="T15">&gt;</text:span></text:p>
      <text:p text:style-name="P16"/>
      <text:p text:style-name="P2"><text:span text:style-name="T15">–</text:span> Ну ладно, посижу ночью над книгами. Кто следующий? <text:span text:style-name="T15">– </text:span>Твайлайт посмотрела на Пинки, но та только тёрла копытом висок и морщила лоб, словно пытаясь что-то вспомнить.</text:p>
      <text:p text:style-name="P2"><text:span text:style-name="T15">–</text:span> Я расскажу, - шагнула вперёд радужная пегаска. <text:span text:style-name="T15">–</text:span> Хотя вряд ли ты узнаешь что-то полезное. Там дискордовщина какая-то…</text:p>
      <text:p text:style-name="P2"/>
      <text:h text:style-name="P17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5">–</text:span> У-у-у <text:span text:style-name="T1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text:soft-page-break/>фолиант.</text:p>
      <text:p text:style-name="P2"><text:span text:style-name="T15">–</text:span> Странно, я думала, буду последней. Ведь я опоздала на двадцать минут, а Флатти и Эй-Джей не любят опаздывать.<text:span text:style-name="T15">&lt;</text:span><text:span text:style-name="T35">Привести эти же фразы в оригинале</text:span><text:span text:style-name="T15">&gt;</text:span></text:p>
      <text:p text:style-name="P2"><text:span text:style-name="T15">–</text:span> Он<text:span text:style-name="T1">и</text:span> не придут. <text:span text:style-name="T15">–</text:span> Твайлайт закрыла фолиант и аккуратно вернула его на полку. <text:span text:style-name="T1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5">–</text:span> Знакомься, Макс, <text:span text:style-name="T15">–</text:span> начала представлять человека Твайлайт. <text:span text:style-name="T15">–</text:span> Это Пинки Пай…</text:p>
      <text:p text:style-name="P2"><text:span text:style-name="T15">–</text:span> Очень приятно, Макс.</text:p>
      <text:p text:style-name="P25">“Макс? Его зовут Макс? Я помню его под другим именем. У него было двухсложное имя. Не помню…”</text:p>
      <text:p text:style-name="P2"><text:span text:style-name="T15">–</text:span> Рэрити. <text:span text:style-name="T15">–</text:span> Твайлайт представила светло-серую единорожку, которая чуть склонила голову в приветствии.</text:p>
      <text:p text:style-name="P2"><text:span text:style-name="T15">–</text:span> Макс. <text:span text:style-name="T15">–</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15">–</text:span> Рэйнбоу Дэш. <text:span text:style-name="T15">–</text:span> <text:span text:style-name="T1">п</text:span>редставилась Дэш, всё ещё пытаясь вспомнить нечто ускользающее.</text:p>
      <text:p text:style-name="P2"><text:span text:style-name="T15">–</text:span> Макс. <text:span text:style-name="T15">–</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7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5">–</text:span> Ну это мы ещё посмотрим, <text:span text:style-name="T15">–</text:span> сцепив зубы, зло прищурилась пегаска.</text:p>
      <text:p text:style-name="P2"/>
      <text:h text:style-name="P17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text:soft-page-break/>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5">&lt;</text:span><text:span text:style-name="T34">Концепция абсолютного зла. Вычеркнуть кого-то из бытия.</text:span></text:p>
      <text:p text:style-name="P2"><text:span text:style-name="T34">Пока идёт борьба за вычёркивание </text:span><text:span text:style-name="T35">—</text:span><text:span text:style-name="T34"> это вычёркивание является злом. Но когда вычёркивание произошло, зло исчезает </text:span><text:span text:style-name="T35">—</text:span><text:span text:style-name="T34"> т.к. вычеркнутого никогда не было, о нём никто не знает. Никто </text:span><text:span text:style-name="T35">—</text:span><text:span text:style-name="T34"> даже вычёркивающий</text:span><text:span text:style-name="T15">&gt;</text:span></text:p>
      <text:p text:style-name="P2"/>
      <text:h text:style-name="P170"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5">&lt;</text:span><text:span text:style-name="T35">Именно эту сферу (уменьшеную до глобуса) покажет Анакорн Максу во время беседы</text:span><text:span text:style-name="T15">&gt;</text:span> Казалось, сфера хочет разлететься на тысячи подобных сфер, но какая-то сила удерживает их вместе…</text:p>
      <text:p text:style-name="P6"><text:soft-page-break/>***</text:p>
      <text:p text:style-name="P2"><text:span text:style-name="T15">–</text:span> А дальше ты спихнула меня с него и стала приводить его в чувство. <text:span text:style-name="T15">–</text:span> <text:span text:style-name="T1">з</text:span>акончила рассказа Рэйнбоу Дэш.</text:p>
      <text:p text:style-name="P2"><text:span text:style-name="T15">–</text:span> Хм. Несколько эпизодов, включая рекурсивный сон. И опять сфера из светящихся точек. <text:span text:style-name="T15">–</text:span> <text:span text:style-name="T1">о</text:span>тметила Твайлайт.</text:p>
      <text:p text:style-name="P2"><text:span text:style-name="T15">–</text:span> Что такое “рекурсивный сон”?</text:p>
      <text:p text:style-name="P2"><text:span text:style-name="T1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5">–</text:span> Пинки, что с тобой? <text:span text:style-name="T15">–</text:span> Твайлайт склонилась над розовой пони. <text:span text:style-name="T15">–</text:span> У тебя волосы распрямились. И поседели.</text:p>
      <text:p text:style-name="P2"><text:span text:style-name="T15">–</text:span> Как поседели?! <text:span text:style-name="T15">–</text:span> <text:span text:style-name="T1">в</text:span>оскликнула Рэрити, тоже склоняясь над Пинки. <text:span text:style-name="T15">–</text:span> Дорогая, но ты слишком молода для седины! Я могу порекомендовать тебе очень хороший лосьон…</text:p>
      <text:p text:style-name="P2"><text:span text:style-name="T15">–</text:span> Дайте ей рассказать сон, <text:span text:style-name="T15">–</text:span> протиснулась между подруг РД. <text:span text:style-name="T15">–</text:span> Что ты…</text:p>
      <text:p text:style-name="P2"><text:span text:style-name="T15">–</text:span> А<text:span text:style-name="T1">АА</text:span>!!! <text:span text:style-name="T15">–</text:span> Пинки тонко вскрикнула и затряслась, глядя на РД полными ужаса глазами.</text:p>
      <text:p text:style-name="P2"><text:span text:style-name="T15">–</text:span> Ты чего? <text:span text:style-name="T1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5">–</text:span> Пинки, дорогая, успокойся, <text:span text:style-name="T15">–</text:span> успокоительно проворковала Рэрити, заслонив РД и принявшись обтирать ей лоб влажным полотенцем, <text:span text:style-name="T15">–</text:span> что бы это ни было, оно уже прошло. Ты проснулась.</text:p>
      <text:p text:style-name="P2"><text:span text:style-name="T15">–</text:span> Если тебе тяжело вспоминать сон, не мучайся, <text:span text:style-name="T15">–</text:span> обратилась Твайлайт.</text:p>
      <text:p text:style-name="P2"><text:span text:style-name="T15">–</text:span> Мне не тяжело, - пробормотала Пинки. Вид Рэрити её явно успокаивал. <text:span text:style-name="T1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5">–</text:span> Постой-постой, Пинки. Кто <text:span text:style-name="T1">—</text:span> она? Какое облако? Какая открытая дверь? <text:span text:style-name="T15">–</text:span> <text:span text:style-name="T1">з</text:span>апуталась Твайлайт.</text:p>
      <text:p text:style-name="P2"><text:span text:style-name="T15">–</text:span> Там была дверь. Неподалёку от шара. Или окно <text:span text:style-name="T1">—</text:span> не помню. В него прыгали пони из шара. И туда улетела Она в виде облака цифр. <text:span text:style-name="T15">–</text:span> Пинки растерялась и наморщила лоб, пытаясь вспомнить.</text:p>
      <text:p text:style-name="P2"><text:span text:style-name="T15">–</text:span> А кто такая “Она”? <text:span text:style-name="T15">–</text:span> не выдержала Дэш.</text:p>
      <text:p text:style-name="P2"><text:span text:style-name="T15">– </text:span><text:span text:style-name="T1">ААА</text:span>!!! <text:span text:style-name="T15">–</text:span> Пинки бросила взгляд на РД и забилась в истерике. <text:span text:style-name="T15">–</text:span> Дэш, пожалуйста, я не хотела! Это не я, я не могла! Просто не могла, пойми! Прости меня! <text:span text:style-name="T15">–</text:span> Розовая кобылка в беспамятстве опустилась на пол, закрывая глаза копытами.</text:p>
      <text:p text:style-name="P2"><text:span text:style-name="T15">–</text:span> Это неестественные страдания. <text:span text:style-name="T15">–</text:span> пробормотала Твайлайт. <text:span text:style-name="T15">–</text:span> Пинки никогда не впадала в отчаяние НАСТОЛЬКО глубоко. И по такому пустячному поводу, как какой-то сон.</text:p>
      <text:p text:style-name="P2"><text:span text:style-name="T15">–</text:span> Бедняжка, <text:span text:style-name="T15">–</text:span> прошептала Рэрити, <text:span text:style-name="T15">–</text:span> у неё сейчас вид как у <text:span text:style-name="T15">&lt;</text:span><text:span text:style-name="T34">сумасшедшей кобылы</text:span><text:span text:style-name="T1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oft-page-break/><text:span text:style-name="T15">–</text:span> Мда. <text:span text:style-name="T15">–</text:span> Твайлайт беспомощно уставилась в закрывшуюся дверь. <text:span text:style-name="T15">–</text:span> Индрэ не предупреждал о таких последствиях <text:span text:style-name="T15">&lt;</text:span><text:span text:style-name="T34">добавить сочувствия</text:span><text:span text:style-name="T15">&gt;</text:span>.</text:p>
      <text:p text:style-name="P2"/>
      <text:p text:style-name="P2"><text:span text:style-name="T15">&lt;</text:span><text:span text:style-name="T34">После этого случая Тавйлайт решает прекратить сеансы двойного сна. Сеанса с ЭйДжей и Флатти не будет</text:span><text:span text:style-name="T15">&gt;</text:span></text:p>
      <text:p text:style-name="P2"/>
      <text:h text:style-name="P170" text:outline-level="2">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5">–</text:span> И в твоём мире нет пони-пегасов и пони-единорогов? Есть только земнопони? <text:span text:style-name="T15">–</text:span> допытывалась РД.</text:p>
      <text:p text:style-name="P2"><text:span text:style-name="T1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5">&lt;</text:span><text:span text:style-name="T35">название</text:span><text:span text:style-name="T1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5">–</text:span> Ну хорошо, а кто вами правит? Аликорн? Драконикус? Какой-нибудь человек с рогом во лбу? Или у вас нет правителя?</text:p>
      <text:p text:style-name="P2"><text:span text:style-name="T15">–</text:span> Нет, почему? Правитель есть. Только он не постоянный. Его избирают. Раз в несколько лет.</text:p>
      <text:p text:style-name="P2"><text:span text:style-name="T15">–</text:span> Но это же полная ерунда! <text:span text:style-name="T15">–</text:span> <text:span text:style-name="T1">в</text:span>оскликнула Д<text:span text:style-name="T1">эш</text:span>. <text:span text:style-name="T15">–</text:span> С какой стати он будет заботиться о королевстве как о своём, если будет знать, что через несколько лет оно будет не его? <text:span text:style-name="T15">&lt;</text:span><text:span text:style-name="T35">изменить причину удивления</text:span><text:span text:style-name="T1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5">–</text:span> Хм. Узнаю походку Твайлайт. Что-то случилось. <text:span text:style-name="T15">–</text:span> заметила <text:span text:style-name="T1">пегаска</text:span>.</text:p>
      <text:p text:style-name="P2">И впрямь, на запыхавшейся единорожке лица не было.</text:p>
      <text:p text:style-name="P2"><text:span text:style-name="T15">–</text:span> Она исчезла!!! <text:span text:style-name="T15">–</text:span> Твайлайт не могла отдышаться.</text:p>
      <text:p text:style-name="P2"><text:span text:style-name="T15">–</text:span> Кто <text:span text:style-name="T1">—</text:span> она??? <text:span text:style-name="T15">–</text:span> <text:span text:style-name="T1">х</text:span>ором воскликнули мы и переглянулись.</text:p>
      <text:p text:style-name="P2"><text:span text:style-name="T15">–</text:span> Прин-цес-са Се-лес-ти-я! <text:span text:style-name="T15">–</text:span> <text:span text:style-name="T1">п</text:span>о слогам отчеканила Твайлайт. <text:span text:style-name="T15">–</text:span> Только это между нами. Государственная тайна. Нас вызывают в Кантерлот.</text:p>
      <text:p text:style-name="P2"><text:span text:style-name="T15">–</text:span> Ну и дела, <text:span text:style-name="T15">–</text:span> покачала головой Д<text:span text:style-name="T1">эш</text:span>. <text:span text:style-name="T15">–</text:span> Я слетаю за остальными. Мы ещё успеем на вечерний поезд.</text:p>
      <text:p text:style-name="P2"><text:span text:style-name="T1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5">–</text:span> Рада видеть вас, мои дорогие, <text:span text:style-name="T15">–</text:span> поприветствовала Луна кобылок. Я удостоился едва заметного кивка. <text:span text:style-name="T15">–</text:span> А где элементы Щедрости и Веселья?</text:p>
      <text:p text:style-name="P2"><text:span text:style-name="T15">–</text:span> Рэрити осталась ухаживать за Пинки. Та очень больна, <text:span text:style-name="T15">–</text:span> выступила за всех Твайлайт. <text:span text:style-name="T15">–</text:span> Что произошло? Стража сказала нам…</text:p>
      <text:p text:style-name="P2"><text:span text:style-name="T15">–</text:span> Увы, они не солгали. Моя сестра пропала вчера утром. Стража видела её накануне вечером, но утром нашли только примятую постель. Я знаю, <text:span text:style-name="T15">–</text:span> тут Луна повернулась ко мне и с едва заметным сарказмом продолжила, <text:span text:style-name="T1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text:soft-page-break/>найти её?</text:p>
      <text:p text:style-name="P2">Я покачал головой.</text:p>
      <text:p text:style-name="P2"><text:span text:style-name="T15">–</text:span> Не могу ничем помочь. Я знаю не больше твоего.</text:p>
      <text:p text:style-name="P2">Луна как будто ожидала такой ответ.</text:p>
      <text:p text:style-name="P2"><text:span text:style-name="T15">–</text:span> В таком случае мне понадобится твоя помощь, <text:span text:style-name="T15">–</text:span> Луна кивнула Твайлайт. <text:span text:style-name="T15">–</text:span> Ты была её ближайшей и лучшей ученицей и, я надеюсь, поможешь понять мне, где она находится сейчас.</text:p>
      <text:p text:style-name="P2"><text:span text:style-name="T15">–</text:span> Приложу все усилия, Ваше Высочество. Но мне понадобится провести некоторое время в библиотеке Кантерлота.</text:p>
      <text:p text:style-name="P2"><text:span text:style-name="T1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70" text:outline-level="2">Поиск решения</text:h>
      <text:p text:style-name="P122"/>
      <text:p text:style-name="P2"><text:span text:style-name="T1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text:soft-page-break/>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35">Луна приносит в жертву свою кровь, чтобы путешествие к замку прошло без потерь. Жертва не принимается — Дэш погибает</text:span>&gt;</text:p>
      <text:p text:style-name="P2"><text:span text:style-name="T15">&lt;</text:span><text:span text:style-name="T34">Как Луна, Твайлайт и Дискорд через месяц будут пробираться к замку Принцесс, если к нему уже сейчас пройти почти невозможно?</text:span><text:span text:style-name="T15">&gt;</text:span></text:p>
      <text:p text:style-name="P16"/>
      <text:p text:style-name="P2"><text:span text:style-name="T15">&lt;</text:span><text:span text:style-name="T3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7">—</text:span><text:span text:style-name="T34"> Луна создаёт обратный коридор в срок.</text:span><text:span text:style-name="T15">&gt;</text:span></text:p>
      <text:p text:style-name="P2"/>
      <text:h text:style-name="P17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text:soft-page-break/>Я внимательно осмотрел покорёженный остов. </text:p>
      <text:p text:style-name="P2">”...eing” <text:span text:style-name="T15">—</text:span> виднелось под листвой плюща.</text:p>
      <text:p text:style-name="P2">“Откуда здесь взялся рухнувший Боинг?” <text:span text:style-name="T15">&lt;</text:span><text:span text:style-name="T35">Дуглас </text:span><text:span text:style-name="T37">—</text:span><text:span text:style-name="T35"> </text:span><text:span text:style-name="T37">DC-3</text:span><text:span text:style-name="T1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5">&lt;</text:span><text:span text:style-name="T34">высоко летать нельзя из-за молний</text:span><text:span text:style-name="T1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text:soft-page-break/>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5">—</text:span> помогают идти Твайлайт. Макс и Дэш <text:span text:style-name="T1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5">&lt;</text:span><text:span text:style-name="T34">двухмесячной</text:span><text:span text:style-name="T15">&gt;</text:span> давности осталось лишь направление движения.</text:p>
      <text:p text:style-name="P2">И опять, как <text:span text:style-name="T15">&lt;</text:span><text:span text:style-name="T34">два</text:span><text:span text:style-name="T1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1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5">&lt;</text:span><text:span text:style-name="T34">основного потока</text:span><text:span text:style-name="T1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5">&lt;</text:span><text:span text:style-name="T34">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5">&gt;</text:span></text:p>
      <text:p text:style-name="P2"/>
      <text:h text:style-name="P170"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5">&lt;</text:span><text:span text:style-name="T34">три месяца</text:span><text:span text:style-name="T1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5">&gt;</text:span>\Привет, Нексус. Это Макс.</text:p>
      <text:p text:style-name="P2"><text:span text:style-name="T15">&lt;\</text:span>Привет, Макс. Рад тебя видеть.</text:p>
      <text:p text:style-name="P25">Хм. Блок эмоций? Или просто модификация стандартного приветствия?</text:p>
      <text:p text:style-name="P2"><text:span text:style-name="T15">&gt;\</text:span>Нексус, отключи память событий за последнюю неделю.</text:p>
      <text:p text:style-name="P2"><text:span text:style-name="T15">&lt;\</text:span>Выполнено, Макс.</text:p>
      <text:p text:style-name="P2"><text:span text:style-name="T15">&gt;</text:span>\Задача по корпоративной логике. Выдай наиболее оптимальное решение.</text:p>
      <text:p text:style-name="P2"><text:span text:style-name="T15">&lt;\</text:span>Жду с нетерпением, Макс.</text:p>
      <text:p text:style-name="P2"><text:span text:style-name="T15">&gt;\</text:span>Постановка задачи.</text:p>
      <text:p text:style-name="P2"><text:span text:style-name="T1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5">&gt;\</text:span>Ограничения.</text:p>
      <text:p text:style-name="P2"><text:span text:style-name="T15">&gt;\</text:span>Ты не можешь подать в суд на компанию Б и ждать результатов, так как за время разбирательства компания А обанкротится.</text:p>
      <text:p text:style-name="P2"><text:span text:style-name="T15">&gt;\</text:span>Задание.</text:p>
      <text:p text:style-name="P2"><text:span text:style-name="T1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5">&lt;\</text:span>Задача принята...</text:p>
      <text:p text:style-name="P2"><text:soft-page-break/><text:span text:style-name="T15">&lt;\</text:span>...</text:p>
      <text:p text:style-name="P2"><text:span text:style-name="T15">&lt;\</text:span>...</text:p>
      <text:p text:style-name="P2"><text:span text:style-name="T15">&lt;\</text:span>Решение:</text:p>
      <text:p text:style-name="P2"><text:span text:style-name="T15">&lt;\&lt;</text:span><text:span text:style-name="T34">Не следует противопоставлять злу ещё большее зло - это только усилит его — </text:span><text:span text:style-name="T35">кодовая фраза</text:span><text:span text:style-name="T3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5">&lt;</text:span><text:span text:style-name="T34">трёх</text:span><text:span text:style-name="T1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5">&lt;</text:span><text:span text:style-name="T34">три месяца</text:span><text:span text:style-name="T1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5">&lt;</text:span><text:span text:style-name="T3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0" text:outline-level="2">Безнадёжность</text:h>
      <text:p text:style-name="P16">&lt;<text:span text:style-name="T35">На Макса чуть не наезжает машина из пустой подворотни со спущенными колёсами, </text:span><text:soft-page-break/><text:span text:style-name="T35">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5">&lt;</text:span><text:span text:style-name="T34">расширить</text:span><text:span text:style-name="T1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5">&lt;</text:span><text:span text:style-name="T34">расширить</text:span><text:span text:style-name="T1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5">&lt;</text:span><text:span text:style-name="T34">клоунов/санта-клаусов</text:span><text:span text:style-name="T15">&gt;</text:span>, подстерегавших меня на подходе к офису. Возвратившись домой я с удивлением обнаружил сзади <text:span text:style-name="T15">&lt;</text:span><text:span text:style-name="T34">пять</text:span><text:span text:style-name="T15">&gt;</text:span>длинную прореху в куртке, <text:span text:style-name="T15">&lt;</text:span><text:span text:style-name="T34">как будто сделанную пятернёй с металлическими когтями</text:span><text:span text:style-name="T15">&gt;</text:span>явно сделанную ударом ножа вдогонку наотмашь <text:span text:style-name="T15">&lt;</text:span><text:span text:style-name="T34">Эпплджек понадобилось два часа, чтобы зашить её</text:span><text:span text:style-name="T1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5">&lt;</text:span><text:span text:style-name="T34">подать фонарь под другим сосусом</text:span><text:span text:style-name="T1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5">&lt;</text:span><text:span text:style-name="T34">уменьшить подозрения — о них должен догадаться Макс</text:span><text:span text:style-name="T1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5">&lt;</text:span><text:span text:style-name="T34">улучшить</text:span><text:span text:style-name="T15">&gt;</text:span>. А тот случай, когда мне пришлось зашивать тебе куртку после нападения убийц <text:span text:style-name="T15">&lt;</text:span><text:span text:style-name="T34">клоунов/санта-клаусов</text:span><text:span text:style-name="T1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0" text:outline-level="2"><text:soft-page-break/>След?</text:h>
      <text:p text:style-name="P122"/>
      <text:p text:style-name="P2"><text:span text:style-name="T15">&lt;</text:span><text:span text:style-name="T34">сначала эпизод - проверка сумки в серверной</text:span><text:span text:style-name="T15">&gt;</text:span></text:p>
      <text:p text:style-name="P2"><text:span text:style-name="T15">&lt;</text:span><text:span text:style-name="T3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5">&lt;</text:span><text:span text:style-name="T34">“Последний Единорог” Питера Бигла</text:span><text:span text:style-name="T1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5">&lt;</text:span><text:span text:style-name="T34">расширить. Перед кафешкой - диалог с Флатти и ЭйДжей. Все думают, что наконец-то нашли Селестию. Все ликуют</text:span><text:span text:style-name="T1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5">&lt;</text:span><text:span text:style-name="T34">Расширить сцену в кафе. Ожидание, подьём и… падение ожиданий</text:span><text:span text:style-name="T15">&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5">&lt;</text:span><text:span text:style-name="T34">упомянуть болезнь Флатти в соответствующем разделе</text:span><text:span text:style-name="T1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0" text:outline-level="2">Озарение</text:h>
      <text:p text:style-name="P2"/>
      <text:p text:style-name="P2"><text:span text:style-name="T15">&lt;</text:span><text:span text:style-name="T3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5">&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3">Разговор не клеился.</text:p>
      <text:p text:style-name="P10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5">– </text:span>Ну хорошо. Убедила. В конце-концов, можем поступить так. Вы с Флатти вернётесь обратно а я продолжу поиски здесь.</text:p>
      <text:p text:style-name="P106"><text:span text:style-name="T15">–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5">– </text:span>Вы можете связываться со мной раз в месяц по коридору.</text:p>
      <text:p text:style-name="P106"><text:span text:style-name="T1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5">– </text:span>Ну, не раз в месяц <text:span text:style-name="T1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text:span text:style-name="T1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6"><text:span text:style-name="T1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6"><text:span text:style-name="T15">– </text:span>Конечно оставаться. Кто ещё, кроме нас, может найти её?</text:p>
      <text:p text:style-name="P106"><text:span text:style-name="T15">– </text:span>Я думал, ты не сможешь оставить Энджела и всех остальных надолго.</text:p>
      <text:p text:style-name="P106"><text:span text:style-name="T1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5">– </text:span>Извини, Флаттершай, забылся.</text:p>
      <text:p text:style-name="P111"><text:span text:style-name="T15">– </text:span>Та ладно, я ж не против, – возразила Эпплджек. – Не парься, Флатти. Было б хуже, если б он <text:s/>назвал меня Эпплджек на людях.</text:p>
      <text:p text:style-name="P111"><text:span text:style-name="T15">– </text:span>Ты так... – запнулась Флаттершай. – Так быстро забыла свою ферму. И...</text:p>
      <text:p text:style-name="P111"><text:span text:style-name="T1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5">– </text:span>Как ты можешь так говорить? – расплакалась Флаттершай.</text:p>
      <text:p text:style-name="P111"><text:span text:style-name="T15">– </text:span>Эй, девушки, не ссорьтесь! Мы — одна команда! И надеюсь, останемся ею и в дальнейшем. </text:p>
      <text:list xml:id="list591700089732584718"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oft-page-break/><text:span text:style-name="T15">– </text:span>А если нет? – Эпплджек смотрела мне мне прямо в глаза.</text:p>
      <text:list xml:id="list200349099072222" text:continue-numbering="true" text:style-name="L5">
        <text:list-header>
          <text:p text:style-name="P163">Я молча пожал плечами. Эпплджек уверенно продолжила.</text:p>
        </text:list-header>
      </text:list>
      <text:p text:style-name="P111"><text:span text:style-name="T1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5">– </text:span>Спасибо, ЭйДжей.</text:p>
      <text:p text:style-name="P111"><text:span text:style-name="T1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0349926035081" text:continue-numbering="true" text:style-name="L5">
        <text:list-header>
          <text:p text:style-name="P163">Флаттершай пробормотала нечто, показавшееся мне знакомым.</text:p>
        </text:list-header>
      </text:list>
      <text:p text:style-name="P111"><text:span text:style-name="T15">– </text:span>Флатти, ты что-то сказала? Я не расслышал.</text:p>
      <text:p text:style-name="P111"><text:span text:style-name="T15">– </text:span>Намерение Изменяет Реальность.</text:p>
      <text:p text:style-name="P111"><text:span text:style-name="T15">– </text:span>Эээ. А где ты слышала эту фразу, если не секрет?</text:p>
      <text:p text:style-name="P111"><text:span text:style-name="T1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0349496400336"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5">– </text:span>Флатти, ЭйДжей, буду через час. Ждите!</text:p>
      <text:p text:style-name="P106"/>
      <text:h text:style-name="P169" text:outline-level="2">Почти.</text:h>
      <text:p text:style-name="P119"/>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5">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text:soft-page-break/>–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9" text:outline-level="2">Дискорд</text:h>
      <text:p text:style-name="P122"/>
      <text:p text:style-name="P119">Девушки поспешно собирались, пока я растолковывал им задачу.</text:p>
      <text:p text:style-name="P119"><text:span text:style-name="T1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15">– </text:span>Это тот твой приятель, который разбился с полгода назад? – спросила Эпплджек.</text:p>
      <text:p text:style-name="P119"><text:span text:style-name="T15">– </text:span>Да, это он.</text:p>
      <text:p text:style-name="P119"><text:span text:style-name="T15">– </text:span>А как мы попадём в его квартиру? Там сейчас кто-то живёт? – Флаттершай прыгала на одной ноге, натягивая кед.</text:p>
      <text:p text:style-name="P119"><text:span text:style-name="T1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15">Nissan Navara</text:span> и направился к маленькому электрическому <text:span text:style-name="T15">Eva. </text:span>Для того, чтоб не привлекать внимание, самое оно. <text:s/><text:span text:style-name="T15">&lt;</text:span><text:span text:style-name="T3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5">&gt;</text:span></text:p>
      <text:p text:style-name="P1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5">&lt;</text:span><text:span text:style-name="T34">Плохо написано!</text:span><text:span text:style-name="T15">&gt;</text:span></text:p>
      <text:p text:style-name="P120">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15">– </text:span>Макс, что случилось? У нас проблемы?</text:p>
      <text:p text:style-name="P120"><text:span text:style-name="T1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15">–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15">– </text:span>Нет нужды. Лучше станьте-ка сзади меня так, чтобы заслонить от этих бабулек и от вооон той камеры наблюдения.</text:p>
      <text:list xml:id="list3519168871103192892"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2"><text:span text:style-name="T15">–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2"><text:span text:style-name="T15">– </text:span>Макс, тут окно разбито! И верёвка какая-то висит. – крикнула Флаттершай из кухни.</text:p>
      <text:p text:style-name="P142"><text:span text:style-name="T15">– </text:span>Оставь, Флатти, не сейчас! – отмахнулся я.</text:p>
      <text:p text:style-name="P148">Лампочка питания на ноутбуке горела, <text:s/>но подключенный монитор оставался тёмным. Я постучал по пробелу, но безрезультатно.</text:p>
      <text:p text:style-name="P142"><text:span text:style-name="T15">–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15">– </text:span>Монитор выключен. – <text:s/>раздалось из угла. Кресло с высокой спинкой повернулось, открыв нашим взорам Дискорда. </text:p>
      <text:p text:style-name="P1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pan text:style-name="T15">– </text:span>Оп-па! – пробормотала Эпплджек. – Нежданчик!</text:p>
      <text:p text:style-name="P142"><text:span text:style-name="T15">– </text:span>Ты, я вижу, времени не терял, – моя рука под прикрытием стола медленно тянулась к тяжёлой фарфоровой кружке, стоящей на краю.</text:p>
      <text:p text:style-name="P123"><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3"><text:span text:style-name="T15">– </text:span>А почему ты вообще решил искать нас тут? – спросила Эпплджек. – Приехал бы домой. Мы б тебя чаем напоили.</text:p>
      <text:p text:style-name="P123"><text:span text:style-name="T15">–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3"><text:span text:style-name="T15">– </text:span>С кем это вы тут разговариваете?</text:p>
      <text:list xml:id="list689439456380250365" text:style-name="L7">
        <text:list-header>
          <text:p text:style-name="P174">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3">– Жанна, Флатти, хватайте ноут и на выход! Я с ним разберусь! Не теряйте вре...!</text:p>
      <text:p text:style-name="P123">– ТЫ ИДИО...!!!</text:p>
      <text:p text:style-name="P123">Дискорд <text:s/>зорал одновременно со мной, прикрываясь от меня руками, когда раздался оглушительный</text:p>
      <text:p text:style-name="P123">...</text:p>
      <text:p text:style-name="P124">БАХ!!!</text:p>
      <text:p text:style-name="P123">…</text:p>
      <text:p text:style-name="P123">Эпплджек с <text:s/>нервным всхлипом опустила толстенный том «Энтерпрайз-паттернов» , издание девятое, дополненное.</text:p>
      <text:p text:style-name="P142">На лице Дискорда появилось удивлённо-мечтательное выражение и он вырубился.</text:p>
      <text:p text:style-name="P142"/>
      <text:h text:style-name="P170" text:outline-level="2">Селестия</text:h>
      <text:p text:style-name="P142"/>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p>
      <text:p text:style-name="P142">– Привет опять. Как ты меня слышишь?</text:p>
      <text:p text:style-name="P14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2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p>
      <text:p text:style-name="P131">– Ффы, тьфу, пффф, пфу! <text:span text:style-name="T15">&lt;</text:span><text:span text:style-name="T34">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31">–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35">сюда можно вставить похождения Дискорда — вторая неопубликованная глава. Первая — секс с Селестией</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text:soft-page-break/>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8">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35">– И что? – продолжила его мысль Эпплджек.</text:p>
      <text:p text:style-name="P135">– Эквестрийские <text:span text:style-name="T15">&lt;</text:span><text:span text:style-name="T34">три месяца</text:span><text:span text:style-name="T15">&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 Короче, времени у нас осталось что-то около пятнадцати минут. Или около того. – заявил Дискорд, поднеся к глазам запястье с массивными часами.</text:p>
      <text:p text:style-name="P135">–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text:soft-page-break/>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31"/>
      <text:h text:style-name="P170"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 Да-да, ты прав, Корди. Я готова.</text:p>
      <text:p text:style-name="P131">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15">&lt;</text:span><text:span text:style-name="T34">полгода</text:span><text:span text:style-name="T15">&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31">– ЙУУУУУУУХХХУУУУУ!!! – заорал Дискорд, сложил крылья и врезался в шар.</text:p>
      <text:p text:style-name="P136">&lt;<text:span text:style-name="T3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2" text:outline-level="1">Беседа за столиком в ночи</text:h>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5">–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6"><text:span text:style-name="T1">&lt;</text:span><text:span text:style-name="T3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text:soft-page-break/>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35">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3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5">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32">Ученик поднял копыто, желая ответить на вопрос, когда Стар Свирл Бородатый громко икнул и </text:span><text:soft-page-break/><text:span text:style-name="T32">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32">–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5">&lt;</text:span>упомянуть в эпизоде на Терре, что МЛП-сериал закрылся год назад<text:span text:style-name="T15">&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5">&lt;</text:span><text:span text:style-name="T37">чёрт</text:span><text:span text:style-name="T15">&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text:soft-page-break/>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2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5">– </text:span>Какой ещё, нафиг, «мой фанфик»? Я никакого фанфика не писал. И не собираюсь, вообще-то.</text:p>
      <text:p text:style-name="P145"><text:soft-page-break/>Анакорн ехидно ухмыльнулся и откинулся в кресле, переплетя пальцы за затылком.</text:p>
      <text:p text:style-name="P145"><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5">–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4">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5">&lt;</text:span><text:span text:style-name="T34">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2">***</text:p>
      <text:p text:style-name="P112"/>
      <text:p text:style-name="P111">&lt;<text:span text:style-name="T34">в прощальном сне Макс спрашивает Селестию, любит ли она его, или у них был 34 для </text:span><text:soft-page-break/><text:span text:style-name="T34">«приманки». Селестия отвечает, но Макс не успеает расслышать</text:span>&gt;</text:p>
      <text:p text:style-name="P111"/>
      <text:p text:style-name="P111">– Привет, Макс. – образ Селестии снова реял передо мной, как <text:span text:style-name="T15">&lt;</text:span><text:span text:style-name="T34">полгода</text:span><text:span text:style-name="T15">&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34"> - Ты морочила мне яйца, чтобы заинтересовать? Всё, как Свирл указал?</text:span></text:p>
      <text:p text:style-name="P10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8">Я покачал головой.</text:p>
      <text:p text:style-name="P111"><text:span text:style-name="T3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11">– <text:s text:c="2"/>За благополучие Эквестрии я бы и не ТАК разопнулась.<text:span text:style-name="T15"> Я</text:span><text:span text:style-name="T3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text:soft-page-break/></text:p>
      <text:list xml:id="list3471372049097568306" text:style-name="L8">
        <text:list-header>
          <text:p text:style-name="P165">(<text:span text:style-name="T43">Луна — как повелительница снов, слышала разговор Макса с Анакорном</text:span>)</text:p>
          <text:p text:style-name="P166"/>
        </text:list-header>
      </text:list>
      <text:p text:style-name="P132">***</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5">–</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70" text:outline-level="2">Земля</text:h>
      <text:p text:style-name="P109">Музыкальная тема из бегущего по лезвию бритвы — <text:span text:style-name="T15">Mission impossible</text:span></text:p>
      <text:p text:style-name="P110">&lt;Ужас возвращения из тёплого волшебного мира друзей в холодную скучную реальность.&gt;</text:p>
      <text:p text:style-name="P104"><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04"><text:span text:style-name="T1">Я нашарил ногами тапки и пошёл в ванную. Проходя мимо стола, зацепился взглядом за</text:span> эскиз <text:span text:style-name="T1">рисунка</text:span>.</text:p>
      <text:p text:style-name="P10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5">Доставая из стола ключи от машины, опять наткнулся взглядом на эскиз.</text:p>
      <text:p text:style-name="P10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5">Назову-ка я фантазию «Последний фанфик».</text:p>
      <text:p text:style-name="P105"/>
      <text:p text:style-name="P105"/>
      <text:p text:style-name="P105"/>
      <text:p text:style-name="P106"/>
      <text:p text:style-name="P106"/>
      <text:p text:style-name="P106"/>
      <text:p text:style-name="P106"/>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106"/>
      <text:p text:style-name="P106"/>
      <text:p text:style-name="P106"/>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5">&lt;</text:span><text:span text:style-name="T35">Живая лошадь — не кошка, ухаживать за ней сложнее</text:span><text:span text:style-name="T1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5">–</text:span> Держись! <text:span text:style-name="T1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5">&lt;</text:span><text:span text:style-name="T34">взгляд</text:span><text:span text:style-name="T1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5">—</text:span> выглядело по-дурацки, но тем-не-менее <text:span text:style-name="T15">—</text:span> повозка начала медлено набирать высоту. </text:p>
      <text:p text:style-name="P2"/>
      <text:p text:style-name="P2"/>
      <text:p text:style-name="P2"/>
      <text:p text:style-name="P2"/>
      <text:p text:style-name="P2"/>
      <text:p text:style-name="P2"/>
      <text:p text:style-name="P10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0T20:03:47.174664805</dc:date>
    <meta:editing-duration>P67DT12H20M22S</meta:editing-duration>
    <meta:editing-cycles>3233</meta:editing-cycles>
    <meta:generator>LibreOffice/5.0.2.2$Linux_X86_64 LibreOffice_project/00m0$Build-2</meta:generator>
    <meta:document-statistic meta:table-count="0" meta:image-count="0" meta:object-count="0" meta:page-count="141" meta:paragraph-count="2891" meta:word-count="65609" meta:character-count="436306" meta:non-whitespace-character-count="370366"/>
  </office:meta>
</office:document-meta>
</file>